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3"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15"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2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23"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2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7" style:family="paragraph" style:parent-style-name="Standard">
      <style:paragraph-properties fo:margin-left="2.501cm" fo:text-indent="0cm" style:auto-text-indent="false"/>
      <style:text-properties officeooo:paragraph-rsid="001ec6d5"/>
    </style:style>
    <style:style style:name="P28" style:family="paragraph" style:parent-style-name="Text_20_body">
      <style:paragraph-properties fo:margin-left="2.501cm" fo:text-indent="0cm" style:auto-text-indent="false"/>
      <style:text-properties officeooo:paragraph-rsid="001ec6d5"/>
    </style:style>
    <style:style style:name="P29" style:family="paragraph" style:parent-style-name="Text_20_body">
      <style:paragraph-properties fo:margin-left="0cm" fo:text-indent="0cm" style:auto-text-indent="false"/>
      <style:text-properties officeooo:paragraph-rsid="001ec6d5"/>
    </style:style>
    <style:style style:name="P30" style:family="paragraph" style:parent-style-name="Text_20_body">
      <style:text-properties officeooo:paragraph-rsid="001db3a9"/>
    </style:style>
    <style:style style:name="P31" style:family="paragraph" style:parent-style-name="Text_20_body">
      <style:paragraph-properties fo:margin-left="0cm" fo:text-indent="0cm" style:auto-text-indent="false"/>
      <style:text-properties officeooo:paragraph-rsid="0020311f"/>
    </style:style>
    <style:style style:name="P32" style:family="paragraph" style:parent-style-name="Text_20_body">
      <style:paragraph-properties fo:margin-left="2.501cm" fo:text-indent="0cm" style:auto-text-indent="false"/>
      <style:text-properties officeooo:paragraph-rsid="0020311f"/>
    </style:style>
    <style:style style:name="P33" style:family="paragraph" style:parent-style-name="Heading_20_3">
      <style:text-properties style:font-name="Arial6" officeooo:paragraph-rsid="001bcd68"/>
    </style:style>
    <style:style style:name="P34"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5" style:family="paragraph" style:parent-style-name="Text_20_body">
      <style:text-properties style:font-name="Arial6" fo:font-size="12pt" style:font-size-asian="12pt" style:font-size-complex="12pt"/>
    </style:style>
    <style:style style:name="P36"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7" style:family="paragraph" style:parent-style-name="Text_20_body">
      <style:text-properties style:font-name="Arial6" fo:font-size="12pt" officeooo:rsid="0038b368" officeooo:paragraph-rsid="0038b368" style:font-size-asian="12pt" style:font-size-complex="12pt"/>
    </style:style>
    <style:style style:name="P38" style:family="paragraph" style:parent-style-name="Text_20_body">
      <style:text-properties style:font-name="Arial6" fo:font-size="12pt" officeooo:rsid="0039fcdc" officeooo:paragraph-rsid="0039fcdc" style:font-size-asian="12pt" style:font-size-complex="12pt"/>
    </style:style>
    <style:style style:name="P39"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40" style:family="paragraph" style:parent-style-name="Text_20_body">
      <style:text-properties style:font-name="Arial6"/>
    </style:style>
    <style:style style:name="P41" style:family="paragraph" style:parent-style-name="Text_20_body">
      <style:text-properties style:font-name="Arial6" officeooo:rsid="0027cc79" officeooo:paragraph-rsid="0027cc79"/>
    </style:style>
    <style:style style:name="P42" style:family="paragraph" style:parent-style-name="Heading">
      <style:text-properties style:font-name="Arial6"/>
    </style:style>
    <style:style style:name="P43"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4"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5"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7"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4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9" style:family="paragraph" style:parent-style-name="Text_20_body">
      <style:paragraph-properties fo:margin-top="0cm" fo:margin-bottom="0cm" style:contextual-spacing="false"/>
    </style:style>
    <style:style style:name="P50" style:family="paragraph" style:parent-style-name="Text_20_body">
      <style:text-properties style:font-name="Arial2" fo:font-weight="bold" style:font-weight-asian="bold" style:font-weight-complex="bold"/>
    </style:style>
    <style:style style:name="P51" style:family="paragraph" style:parent-style-name="Contents_20_10">
      <style:paragraph-properties>
        <style:tab-stops>
          <style:tab-stop style:position="12.501cm" style:type="right" style:leader-style="dotted" style:leader-text="."/>
        </style:tab-stops>
      </style:paragraph-properties>
    </style:style>
    <style:style style:name="P52" style:family="paragraph" style:parent-style-name="Standard">
      <style:paragraph-properties style:line-height-at-least="0.503cm"/>
      <style:text-properties fo:color="#666666" loext:opacity="100%" fo:background-color="transparent"/>
    </style:style>
    <style:style style:name="P53"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54" style:family="paragraph" style:parent-style-name="Standard">
      <style:paragraph-properties fo:margin-left="0cm" style:line-height-at-least="0.503cm" fo:text-indent="0cm" style:auto-text-indent="false"/>
      <style:text-properties fo:color="#666666" loext:opacity="100%" fo:background-color="transparent"/>
    </style:style>
    <style:style style:name="P55"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officeooo:paragraph-rsid="0061982d" fo:background-color="transparent"/>
    </style:style>
    <style:style style:name="P56"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fo:background-color="transparent"/>
    </style:style>
    <style:style style:name="P57"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58"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59" style:family="paragraph" style:parent-style-name="Standard">
      <style:paragraph-properties style:line-height-at-least="0.503cm"/>
      <style:text-properties fo:color="#000000" loext:opacity="100%" fo:background-color="transparent"/>
    </style:style>
    <style:style style:name="P60"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1"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2"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transparent"/>
    </style:style>
    <style:style style:name="P63" style:family="paragraph" style:parent-style-name="Heading" style:list-style-name="L1"/>
    <style:style style:name="P64" style:family="paragraph" style:parent-style-name="Heading" style:list-style-name="L1">
      <style:paragraph-properties fo:break-before="page"/>
    </style:style>
    <style:style style:name="P65" style:family="paragraph" style:parent-style-name="Heading" style:list-style-name="L1">
      <style:text-properties style:font-name="Arial6"/>
    </style:style>
    <style:style style:name="P66" style:family="paragraph" style:parent-style-name="Heading" style:list-style-name="L1">
      <style:text-properties style:font-name="Arial6" officeooo:rsid="00555e35" officeooo:paragraph-rsid="00555e35"/>
    </style:style>
    <style:style style:name="P67" style:family="paragraph" style:parent-style-name="Heading" style:list-style-name="L1">
      <style:text-properties officeooo:rsid="005fbd44" officeooo:paragraph-rsid="005fbd44"/>
    </style:style>
    <style:style style:name="P68" style:family="paragraph" style:parent-style-name="Heading" style:list-style-name="L1">
      <style:text-properties style:font-name="Arial2" fo:font-size="12pt" officeooo:rsid="005fbd44" officeooo:paragraph-rsid="005fbd44" style:font-size-asian="12pt" style:font-size-complex="12pt"/>
    </style:style>
    <style:style style:name="P69" style:family="paragraph" style:parent-style-name="Heading" style:list-style-name="L1">
      <style:text-properties style:font-name="Arial2" fo:font-size="12pt" officeooo:paragraph-rsid="005fbd44" style:font-size-asian="12pt" style:font-size-complex="12pt"/>
    </style:style>
    <style:style style:name="P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7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7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74"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7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8"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9"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8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93"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94"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97"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98"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1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1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03"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0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06"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07"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08"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09"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11"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12"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13"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15"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16"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22"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2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26"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27" style:family="paragraph" style:parent-style-name="Text_20_body" style:list-style-name="L2">
      <style:text-properties style:font-name="Arial6" officeooo:paragraph-rsid="001bcd68"/>
    </style:style>
    <style:style style:name="P128" style:family="paragraph" style:parent-style-name="Text_20_body" style:list-style-name="L3">
      <style:text-properties style:font-name="Arial6"/>
    </style:style>
    <style:style style:name="P129" style:family="paragraph" style:parent-style-name="Text_20_body" style:list-style-name="L3">
      <style:text-properties style:font-name="Arial6" officeooo:paragraph-rsid="001bcd68"/>
    </style:style>
    <style:style style:name="P130" style:family="paragraph" style:parent-style-name="Text_20_body" style:list-style-name="L5">
      <style:text-properties style:font-name="Arial6"/>
    </style:style>
    <style:style style:name="P131" style:family="paragraph" style:parent-style-name="Text_20_body" style:list-style-name="L9">
      <style:text-properties style:font-name="Arial6" fo:font-size="12pt" officeooo:paragraph-rsid="001ec6d5" style:font-size-asian="12pt" style:font-size-complex="12pt"/>
    </style:style>
    <style:style style:name="P132" style:family="paragraph" style:parent-style-name="Text_20_body" style:list-style-name="L10">
      <style:text-properties style:font-name="Arial6" fo:font-size="12pt" officeooo:paragraph-rsid="001ec6d5" style:font-size-asian="12pt" style:font-size-complex="12pt"/>
    </style:style>
    <style:style style:name="P133" style:family="paragraph" style:parent-style-name="Text_20_body" style:list-style-name="L11">
      <style:text-properties style:font-name="Arial6" fo:font-size="12pt" officeooo:paragraph-rsid="001ec6d5" style:font-size-asian="12pt" style:font-size-complex="12pt"/>
    </style:style>
    <style:style style:name="P134" style:family="paragraph" style:parent-style-name="Text_20_body" style:list-style-name="L12">
      <style:text-properties style:font-name="Arial6" fo:font-size="12pt" officeooo:paragraph-rsid="001ec6d5" style:font-size-asian="12pt" style:font-size-complex="12pt"/>
    </style:style>
    <style:style style:name="P135" style:family="paragraph" style:parent-style-name="Text_20_body" style:list-style-name="L13">
      <style:text-properties style:font-name="Arial6" fo:font-size="12pt" officeooo:paragraph-rsid="0020311f" style:font-size-asian="12pt" style:font-size-complex="12pt"/>
    </style:style>
    <style:style style:name="P136" style:family="paragraph" style:parent-style-name="Text_20_body" style:list-style-name="L14">
      <style:text-properties style:font-name="Arial6" fo:font-size="12pt" officeooo:paragraph-rsid="0020311f" style:font-size-asian="12pt" style:font-size-complex="12pt"/>
    </style:style>
    <style:style style:name="P137"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38"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39"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40"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41" style:family="paragraph" style:parent-style-name="Text_20_body" style:list-style-name="L4"/>
    <style:style style:name="P142" style:family="paragraph" style:parent-style-name="Text_20_body" style:list-style-name="L4">
      <style:text-properties officeooo:paragraph-rsid="001bcd68"/>
    </style:style>
    <style:style style:name="P143" style:family="paragraph" style:parent-style-name="Text_20_body" style:list-style-name="L5"/>
    <style:style style:name="P144"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5"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6"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14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4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5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5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5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3"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4"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5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5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15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5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160"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16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16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63"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64"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65"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16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1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16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17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17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7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17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174" style:family="paragraph" style:parent-style-name="Text_20_body" style:list-style-name="L15"/>
    <style:style style:name="P175" style:family="paragraph" style:parent-style-name="Text_20_body" style:list-style-name="L24"/>
    <style:style style:name="P176" style:family="paragraph" style:parent-style-name="Text_20_body" style:list-style-name="L27">
      <style:paragraph-properties fo:margin-top="0cm" fo:margin-bottom="0cm" style:contextual-spacing="false"/>
      <style:text-properties officeooo:paragraph-rsid="0038b368"/>
    </style:style>
    <style:style style:name="P177" style:family="paragraph" style:parent-style-name="Text_20_body" style:list-style-name="L27">
      <style:text-properties officeooo:paragraph-rsid="0038b368"/>
    </style:style>
    <style:style style:name="P178" style:family="paragraph" style:parent-style-name="Text_20_body" style:list-style-name="L28"/>
    <style:style style:name="P179" style:family="paragraph" style:parent-style-name="Text_20_body" style:list-style-name="L28">
      <style:paragraph-properties fo:margin-top="0cm" fo:margin-bottom="0cm" style:contextual-spacing="false"/>
    </style:style>
    <style:style style:name="P180" style:family="paragraph" style:parent-style-name="Text_20_body" style:list-style-name="L1">
      <style:text-properties officeooo:rsid="005fbd44" officeooo:paragraph-rsid="005fbd44"/>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6"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9"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1"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1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6"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27"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1" style:family="text">
      <style:text-properties officeooo:rsid="0027cc79"/>
    </style:style>
    <style:style style:name="T32" style:family="text">
      <style:text-properties officeooo:rsid="0029ad33"/>
    </style:style>
    <style:style style:name="T33" style:family="text">
      <style:text-properties officeooo:rsid="002accc5"/>
    </style:style>
    <style:style style:name="T34" style:family="text">
      <style:text-properties loext:padding="0cm" loext:border="none"/>
    </style:style>
    <style:style style:name="T35" style:family="text">
      <style:text-properties officeooo:rsid="00358369"/>
    </style:style>
    <style:style style:name="T36" style:family="text">
      <style:text-properties style:font-name="Arial6"/>
    </style:style>
    <style:style style:name="T37" style:family="text">
      <style:text-properties style:font-name="Arial6" fo:font-size="12pt" style:font-size-asian="12pt" style:font-size-complex="12pt"/>
    </style:style>
    <style:style style:name="T38" style:family="text">
      <style:text-properties style:font-name="Arial6" fo:font-size="12pt" officeooo:rsid="0025f136" style:font-size-asian="12pt" style:font-size-complex="12pt"/>
    </style:style>
    <style:style style:name="T39" style:family="text">
      <style:text-properties style:font-name="Arial6" fo:font-size="12pt" officeooo:rsid="0038b368" style:font-size-asian="12pt" style:font-size-complex="12pt"/>
    </style:style>
    <style:style style:name="T40" style:family="text">
      <style:text-properties style:font-name="Arial6" fo:font-size="12pt" officeooo:rsid="0039fcdc" style:font-size-asian="12pt" style:font-size-complex="12pt"/>
    </style:style>
    <style:style style:name="T41" style:family="text">
      <style:text-properties style:font-name="Arial6" fo:font-weight="normal" officeooo:rsid="0020311f" style:font-weight-asian="normal" style:font-weight-complex="normal"/>
    </style:style>
    <style:style style:name="T42" style:family="text">
      <style:text-properties style:font-name="Arial6" fo:font-weight="normal" officeooo:rsid="0022eb38" style:font-weight-asian="normal" style:font-weight-complex="normal"/>
    </style:style>
    <style:style style:name="T43" style:family="text">
      <style:text-properties style:font-name="Arial6" fo:font-weight="normal" officeooo:rsid="002377fc" style:font-weight-asian="normal" style:font-weight-complex="normal"/>
    </style:style>
    <style:style style:name="T44" style:family="text">
      <style:text-properties style:font-name="Arial6" fo:font-size="14pt" officeooo:rsid="0020311f" style:font-size-asian="14pt" style:font-size-complex="14pt"/>
    </style:style>
    <style:style style:name="T45" style:family="text">
      <style:text-properties style:font-name="Arial6" fo:font-size="14pt" officeooo:rsid="002377fc" style:font-size-asian="14pt" style:font-size-complex="14pt"/>
    </style:style>
    <style:style style:name="T46" style:family="text">
      <style:text-properties style:font-name="Arial6" officeooo:rsid="00520330"/>
    </style:style>
    <style:style style:name="T47" style:family="text">
      <style:text-properties style:font-name="Arial6" officeooo:rsid="00358369"/>
    </style:style>
    <style:style style:name="T48" style:family="text">
      <style:text-properties style:font-name="Arial6" fo:font-weight="bold" officeooo:rsid="00358369" style:font-weight-asian="bold" style:font-weight-complex="bold"/>
    </style:style>
    <style:style style:name="T49" style:family="text">
      <style:text-properties style:font-name="Arial6" officeooo:rsid="00359118"/>
    </style:style>
    <style:style style:name="T50" style:family="text">
      <style:text-properties officeooo:rsid="0035d522"/>
    </style:style>
    <style:style style:name="T51" style:family="text">
      <style:text-properties fo:font-size="12pt" style:font-size-asian="12pt" style:font-size-complex="12pt"/>
    </style:style>
    <style:style style:name="T52" style:family="text">
      <style:text-properties fo:font-size="12pt" officeooo:rsid="003bf33f" style:font-size-asian="12pt" style:font-size-complex="12pt"/>
    </style:style>
    <style:style style:name="T53" style:family="text">
      <style:text-properties fo:font-size="12pt" officeooo:rsid="003d9e49" style:font-size-asian="12pt" style:font-size-complex="12pt"/>
    </style:style>
    <style:style style:name="T54" style:family="text">
      <style:text-properties fo:font-size="12pt" officeooo:rsid="003bf33f" style:font-size-asian="10.5pt" style:font-size-complex="12pt"/>
    </style:style>
    <style:style style:name="T55" style:family="text">
      <style:text-properties fo:font-size="12pt" officeooo:rsid="0036eedf" style:font-size-asian="10.5pt" style:font-size-complex="12pt"/>
    </style:style>
    <style:style style:name="T56" style:family="text">
      <style:text-properties fo:font-size="11pt"/>
    </style:style>
    <style:style style:name="T57" style:family="text">
      <style:text-properties officeooo:rsid="003bf33f"/>
    </style:style>
    <style:style style:name="T58" style:family="text">
      <style:text-properties officeooo:rsid="003d9e49"/>
    </style:style>
    <style:style style:name="T59" style:family="text">
      <style:text-properties fo:font-weight="normal"/>
    </style:style>
    <style:style style:name="T60" style:family="text">
      <style:text-properties fo:font-weight="normal" officeooo:rsid="001db3a9" style:font-weight-asian="normal" style:font-weight-complex="normal"/>
    </style:style>
    <style:style style:name="T61" style:family="text">
      <style:text-properties fo:font-weight="normal" officeooo:rsid="001ec6d5" style:font-weight-asian="normal" style:font-weight-complex="normal"/>
    </style:style>
    <style:style style:name="T62" style:family="text">
      <style:text-properties fo:font-weight="normal" officeooo:rsid="0061982d"/>
    </style:style>
    <style:style style:name="T63" style:family="text">
      <style:text-properties officeooo:rsid="0040abc1"/>
    </style:style>
    <style:style style:name="T64" style:family="text">
      <style:text-properties officeooo:rsid="0042b483"/>
    </style:style>
    <style:style style:name="T65" style:family="text">
      <style:text-properties officeooo:rsid="004442c5"/>
    </style:style>
    <style:style style:name="T66" style:family="text">
      <style:text-properties officeooo:rsid="004793b7"/>
    </style:style>
    <style:style style:name="T67" style:family="text">
      <style:text-properties officeooo:rsid="00498be3"/>
    </style:style>
    <style:style style:name="T68" style:family="text">
      <style:text-properties style:font-name="Liberation Serif"/>
    </style:style>
    <style:style style:name="T69" style:family="text">
      <style:text-properties officeooo:rsid="004b5d62"/>
    </style:style>
    <style:style style:name="T70" style:family="text">
      <style:text-properties officeooo:rsid="004cdd26"/>
    </style:style>
    <style:style style:name="T71" style:family="text">
      <style:text-properties officeooo:rsid="004d936f"/>
    </style:style>
    <style:style style:name="T72" style:family="text">
      <style:text-properties officeooo:rsid="004fbc62"/>
    </style:style>
    <style:style style:name="T73" style:family="text">
      <style:text-properties style:font-name="Consolas" fo:font-size="10.5pt" fo:font-weight="normal"/>
    </style:style>
    <style:style style:name="T74" style:family="text">
      <style:text-properties style:font-name="Consolas" fo:font-size="10.5pt" fo:font-weight="normal" style:font-size-asian="12pt" style:font-size-complex="12pt"/>
    </style:style>
    <style:style style:name="T75" style:family="text">
      <style:text-properties style:font-name="Consolas" fo:font-size="10.5pt" fo:font-style="italic" fo:font-weight="normal"/>
    </style:style>
    <style:style style:name="T76" style:family="text">
      <style:text-properties officeooo:rsid="00520330"/>
    </style:style>
    <style:style style:name="T77" style:family="text">
      <style:text-properties fo:color="#000000" loext:opacity="100%" fo:font-weight="normal" fo:background-color="transparent" loext:char-shading-value="0"/>
    </style:style>
    <style:style style:name="T78" style:family="text">
      <style:text-properties fo:color="#000000" loext:opacity="100%" fo:font-weight="normal" officeooo:rsid="005fbd44" fo:background-color="transparent" loext:char-shading-value="0"/>
    </style:style>
    <style:style style:name="T79" style:family="text">
      <style:text-properties style:font-name="Arial2" fo:font-size="12pt" fo:font-weight="normal" style:font-size-asian="12pt" style:font-size-complex="12pt"/>
    </style:style>
    <style:style style:name="T80" style:family="text">
      <style:text-properties style:font-name="Arial2" fo:font-size="12pt" fo:font-weight="normal" officeooo:rsid="0061982d"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51"><text:a xlink:type="simple" xlink:href="#__RefHeading___Toc3731_117426026" text:style-name="Index_20_Link" text:visited-style-name="Index_20_Link">1 Analysis<text:tab/>4</text:a></text:p>
          <text:p text:style-name="P51"><text:a xlink:type="simple" xlink:href="#__RefHeading___Toc3729_117426026" text:style-name="Index_20_Link" text:visited-style-name="Index_20_Link">1.1 Identifying the Problem<text:tab/>4</text:a></text:p>
          <text:p text:style-name="P51"><text:a xlink:type="simple" xlink:href="#__RefHeading___Toc3727_117426026" text:style-name="Index_20_Link" text:visited-style-name="Index_20_Link">1.1.1. Background:<text:tab/>4</text:a></text:p>
          <text:p text:style-name="P51"><text:a xlink:type="simple" xlink:href="#__RefHeading___Toc3725_117426026" text:style-name="Index_20_Link" text:visited-style-name="Index_20_Link">1.1.2. Identification<text:tab/>4</text:a></text:p>
          <text:p text:style-name="P51"><text:a xlink:type="simple" xlink:href="#__RefHeading___Toc3723_117426026" text:style-name="Index_20_Link" text:visited-style-name="Index_20_Link">1.2 Identifying the End Users<text:tab/>4</text:a></text:p>
          <text:p text:style-name="P51"><text:a xlink:type="simple" xlink:href="#__RefHeading___Toc3721_117426026" text:style-name="Index_20_Link" text:visited-style-name="Index_20_Link">1.3 Research<text:tab/>5</text:a></text:p>
          <text:p text:style-name="P51"><text:a xlink:type="simple" xlink:href="#__RefHeading___Toc3719_117426026" text:style-name="Index_20_Link" text:visited-style-name="Index_20_Link">1.3.1. Key Insights from Research<text:tab/>5</text:a></text:p>
          <text:p text:style-name="P51"><text:a xlink:type="simple" xlink:href="#__RefHeading___Toc3717_117426026" text:style-name="Index_20_Link" text:visited-style-name="Index_20_Link">1.3.1.1 Books<text:tab/>5</text:a></text:p>
          <text:p text:style-name="P51"><text:a xlink:type="simple" xlink:href="#__RefHeading___Toc3715_117426026" text:style-name="Index_20_Link" text:visited-style-name="Index_20_Link">1.3.1.1.1 Building a Second Brain<text:tab/>5</text:a></text:p>
          <text:p text:style-name="P51"><text:a xlink:type="simple" xlink:href="#__RefHeading___Toc3713_117426026" text:style-name="Index_20_Link" text:visited-style-name="Index_20_Link">1.3.1.1.1.1 The CODE Method<text:tab/>5</text:a></text:p>
          <text:p text:style-name="P51"><text:a xlink:type="simple" xlink:href="#__RefHeading___Toc3711_117426026" text:style-name="Index_20_Link" text:visited-style-name="Index_20_Link">1.3.1.1.1.2 The PARA Method<text:tab/>6</text:a></text:p>
          <text:p text:style-name="P51"><text:a xlink:type="simple" xlink:href="#__RefHeading___Toc3709_117426026" text:style-name="Index_20_Link" text:visited-style-name="Index_20_Link">1.3.1.1.2 The Bullet Journal Method<text:tab/>6</text:a></text:p>
          <text:p text:style-name="P51"><text:a xlink:type="simple" xlink:href="#__RefHeading___Toc3707_117426026" text:style-name="Index_20_Link" text:visited-style-name="Index_20_Link">1.3.1.2 In-depth analysis of existing software<text:tab/>6</text:a></text:p>
          <text:p text:style-name="P51"><text:a xlink:type="simple" xlink:href="#__RefHeading___Toc3705_117426026" text:style-name="Index_20_Link" text:visited-style-name="Index_20_Link">1.3.1.2.1 Notion<text:tab/>6</text:a></text:p>
          <text:p text:style-name="P51"><text:a xlink:type="simple" xlink:href="#__RefHeading___Toc3703_117426026" text:style-name="Index_20_Link" text:visited-style-name="Index_20_Link">1.3.1.2.2 Google Keep:<text:tab/>7</text:a></text:p>
          <text:p text:style-name="P51"><text:a xlink:type="simple" xlink:href="#__RefHeading___Toc3701_117426026" text:style-name="Index_20_Link" text:visited-style-name="Index_20_Link">1.3.1.2.3 Evernote:<text:tab/>7</text:a></text:p>
          <text:p text:style-name="P51"><text:a xlink:type="simple" xlink:href="#__RefHeading___Toc3699_117426026" text:style-name="Index_20_Link" text:visited-style-name="Index_20_Link">1.3.1.2.4 Apple Notes:<text:tab/>8</text:a></text:p>
          <text:p text:style-name="P51"><text:a xlink:type="simple" xlink:href="#__RefHeading___Toc3697_117426026" text:style-name="Index_20_Link" text:visited-style-name="Index_20_Link">1.3.2. Survey results<text:tab/>8</text:a></text:p>
          <text:p text:style-name="P51"><text:a xlink:type="simple" xlink:href="#__RefHeading___Toc3695_117426026" text:style-name="Index_20_Link" text:visited-style-name="Index_20_Link">1.3.2.1 How do you currently organise your tasks and notes?<text:tab/>9</text:a></text:p>
          <text:p text:style-name="P51"><text:a xlink:type="simple" xlink:href="#__RefHeading___Toc3693_117426026" text:style-name="Index_20_Link" text:visited-style-name="Index_20_Link">1.3.2.2 What features do you value most in a notetaking app? (Multiple choices allowed)<text:tab/>9</text:a></text:p>
          <text:p text:style-name="P51"><text:a xlink:type="simple" xlink:href="#__RefHeading___Toc3691_117426026" text:style-name="Index_20_Link" text:visited-style-name="Index_20_Link">1.3.2.3 What are the biggest challenges with your current notetaking method?<text:tab/>10</text:a></text:p>
          <text:p text:style-name="P51"><text:a xlink:type="simple" xlink:href="#__RefHeading___Toc3689_117426026" text:style-name="Index_20_Link" text:visited-style-name="Index_20_Link">1.3.2.4 How likely are you to use an app that combines notetaking and statistics?<text:tab/>10</text:a></text:p>
          <text:p text:style-name="P51"><text:a xlink:type="simple" xlink:href="#__RefHeading___Toc3687_117426026" text:style-name="Index_20_Link" text:visited-style-name="Index_20_Link">1.3.2.5 Conclusion<text:tab/>11</text:a></text:p>
          <text:p text:style-name="P51"><text:a xlink:type="simple" xlink:href="#__RefHeading___Toc3685_117426026" text:style-name="Index_20_Link" text:visited-style-name="Index_20_Link">1.4 Modelling the problem<text:tab/>11</text:a></text:p>
          <text:p text:style-name="P51"><text:a xlink:type="simple" xlink:href="#__RefHeading___Toc3869_117426026" text:style-name="Index_20_Link" text:visited-style-name="Index_20_Link">1.5 Coding objectives<text:tab/>12</text:a></text:p>
          <text:p text:style-name="P51"><text:a xlink:type="simple" xlink:href="#__RefHeading___Toc3867_117426026" text:style-name="Index_20_Link" text:visited-style-name="Index_20_Link">1.5.1. Database<text:tab/>12</text:a></text:p>
          <text:p text:style-name="P51"><text:a xlink:type="simple" xlink:href="#__RefHeading___Toc3865_117426026" text:style-name="Index_20_Link" text:visited-style-name="Index_20_Link">1.5.1.1 Configuration and Security<text:tab/>12</text:a></text:p>
          <text:p text:style-name="P51"><text:a xlink:type="simple" xlink:href="#__RefHeading___Toc3863_117426026" text:style-name="Index_20_Link" text:visited-style-name="Index_20_Link">1.5.1.2 Create tables for:<text:tab/>13</text:a></text:p>
          <text:p text:style-name="P51"><text:a xlink:type="simple" xlink:href="#__RefHeading___Toc3861_117426026" text:style-name="Index_20_Link" text:visited-style-name="Index_20_Link">1.5.2. Design the backend functionality:<text:tab/>13</text:a></text:p>
          <text:p text:style-name="P51"><text:a xlink:type="simple" xlink:href="#__RefHeading___Toc3859_117426026" text:style-name="Index_20_Link" text:visited-style-name="Index_20_Link">1.5.3. User Interface<text:tab/>13</text:a></text:p>
          <text:p text:style-name="P51"><text:a xlink:type="simple" xlink:href="#__RefHeading___Toc3857_117426026" text:style-name="Index_20_Link" text:visited-style-name="Index_20_Link">1.5.4. Validation<text:tab/>14</text:a></text:p>
          <text:p text:style-name="P51"><text:a xlink:type="simple" xlink:href="#__RefHeading___Toc3855_117426026" text:style-name="Index_20_Link" text:visited-style-name="Index_20_Link">1.5.4.1 Frontend Validation<text:tab/>14</text:a></text:p>
          <text:p text:style-name="P51"><text:a xlink:type="simple" xlink:href="#__RefHeading___Toc3853_117426026" text:style-name="Index_20_Link" text:visited-style-name="Index_20_Link">1.5.4.2 Backend Validation<text:tab/>14</text:a></text:p>
          <text:p text:style-name="P51"><text:a xlink:type="simple" xlink:href="#__RefHeading___Toc3851_117426026" text:style-name="Index_20_Link" text:visited-style-name="Index_20_Link">1.6 Proposed solution<text:tab/>14</text:a></text:p>
          <text:p text:style-name="P51"><text:a xlink:type="simple" xlink:href="#__RefHeading___Toc3849_117426026" text:style-name="Index_20_Link" text:visited-style-name="Index_20_Link">2 Documented Design<text:tab/>15</text:a></text:p>
          <text:p text:style-name="P51"><text:a xlink:type="simple" xlink:href="#__RefHeading___Toc3847_117426026" text:style-name="Index_20_Link" text:visited-style-name="Index_20_Link">2.1 User data flow<text:tab/>15</text:a></text:p>
          <text:p text:style-name="P51"><text:a xlink:type="simple" xlink:href="#__RefHeading___Toc3845_117426026" text:style-name="Index_20_Link" text:visited-style-name="Index_20_Link">2.1.1. Determining frontend-backend communication<text:tab/>15</text:a></text:p>
          <text:p text:style-name="P51"><text:a xlink:type="simple" xlink:href="#__RefHeading___Toc3843_117426026" text:style-name="Index_20_Link" text:visited-style-name="Index_20_Link">2.1.1.1 Optimistic updating<text:tab/>15</text:a></text:p>
          <text:p text:style-name="P51"><text:a xlink:type="simple" xlink:href="#__RefHeading___Toc3841_117426026" text:style-name="Index_20_Link" text:visited-style-name="Index_20_Link">2.1.1.2 Pessimistic updating<text:tab/>15</text:a></text:p>
          <text:p text:style-name="P51"><text:a xlink:type="simple" xlink:href="#__RefHeading___Toc3839_117426026" text:style-name="Index_20_Link" text:visited-style-name="Index_20_Link">2.1.1.3 Why I chose optimistic updating<text:tab/>15</text:a></text:p>
          <text:p text:style-name="P51"><text:a xlink:type="simple" xlink:href="#__RefHeading___Toc3837_117426026" text:style-name="Index_20_Link" text:visited-style-name="Index_20_Link">2.1.2. Creating data flow diagrams<text:tab/>16</text:a></text:p>
          <text:p text:style-name="P51"><text:a xlink:type="simple" xlink:href="#__RefHeading___Toc3835_117426026" text:style-name="Index_20_Link" text:visited-style-name="Index_20_Link">2.1.2.1 Note creation<text:tab/>16</text:a></text:p>
          <text:p text:style-name="P51"><text:a xlink:type="simple" xlink:href="#__RefHeading___Toc3833_117426026" text:style-name="Index_20_Link" text:visited-style-name="Index_20_Link">2.1.2.2 Editing a note<text:tab/>17</text:a></text:p>
          <text:p text:style-name="P51"><text:a xlink:type="simple" xlink:href="#__RefHeading___Toc3831_117426026" text:style-name="Index_20_Link" text:visited-style-name="Index_20_Link">2.1.2.3 Fetch all notes of a specific type<text:tab/>18</text:a></text:p>
          <text:p text:style-name="P51"><text:a xlink:type="simple" xlink:href="#__RefHeading___Toc3829_117426026" text:style-name="Index_20_Link" text:visited-style-name="Index_20_Link">2.1.2.4 Fetch one note<text:tab/>19</text:a></text:p>
          <text:p text:style-name="P51"><text:a xlink:type="simple" xlink:href="#__RefHeading___Toc3827_117426026" text:style-name="Index_20_Link" text:visited-style-name="Index_20_Link">2.1.2.5 Delete a note<text:tab/>20</text:a></text:p>
          <text:p text:style-name="P51"><text:a xlink:type="simple" xlink:href="#__RefHeading___Toc3825_117426026" text:style-name="Index_20_Link" text:visited-style-name="Index_20_Link"><text:soft-page-break/>2.1.2.6 Searching for a note<text:tab/>21</text:a></text:p>
          <text:p text:style-name="P51"><text:a xlink:type="simple" xlink:href="#__RefHeading___Toc3823_117426026" text:style-name="Index_20_Link" text:visited-style-name="Index_20_Link">2.1.2.7 Tag workflow<text:tab/>23</text:a></text:p>
          <text:p text:style-name="P51"><text:a xlink:type="simple" xlink:href="#__RefHeading___Toc3821_117426026" text:style-name="Index_20_Link" text:visited-style-name="Index_20_Link">2.1.2.8 Registering and logging users in<text:tab/>24</text:a></text:p>
          <text:p text:style-name="P51"><text:a xlink:type="simple" xlink:href="#__RefHeading___Toc3819_117426026" text:style-name="Index_20_Link" text:visited-style-name="Index_20_Link">2.2 Backend<text:tab/>24</text:a></text:p>
          <text:p text:style-name="P51"><text:a xlink:type="simple" xlink:href="#__RefHeading___Toc3817_117426026" text:style-name="Index_20_Link" text:visited-style-name="Index_20_Link">2.2.1. Designing the database<text:tab/>24</text:a></text:p>
          <text:p text:style-name="P51"><text:a xlink:type="simple" xlink:href="#__RefHeading___Toc3815_117426026" text:style-name="Index_20_Link" text:visited-style-name="Index_20_Link">2.2.1.1 Detecting patterns in data representation<text:tab/>24</text:a></text:p>
          <text:p text:style-name="P51"><text:a xlink:type="simple" xlink:href="#__RefHeading___Toc3813_117426026" text:style-name="Index_20_Link" text:visited-style-name="Index_20_Link">2.2.1.2 Choosing the database<text:tab/>24</text:a></text:p>
          <text:p text:style-name="P51"><text:a xlink:type="simple" xlink:href="#__RefHeading___Toc3811_117426026" text:style-name="Index_20_Link" text:visited-style-name="Index_20_Link">2.2.1.3 Efficiency<text:tab/>24</text:a></text:p>
          <text:p text:style-name="P51"><text:a xlink:type="simple" xlink:href="#__RefHeading___Toc3809_117426026" text:style-name="Index_20_Link" text:visited-style-name="Index_20_Link">2.2.1.4 Data Types and Functions:<text:tab/>25</text:a></text:p>
          <text:p text:style-name="P51"><text:a xlink:type="simple" xlink:href="#__RefHeading___Toc3807_117426026" text:style-name="Index_20_Link" text:visited-style-name="Index_20_Link">2.2.1.5 Why use UUID?<text:tab/>25</text:a></text:p>
          <text:p text:style-name="P51"><text:a xlink:type="simple" xlink:href="#__RefHeading___Toc3805_117426026" text:style-name="Index_20_Link" text:visited-style-name="Index_20_Link">2.2.1.6 Performance:<text:tab/>25</text:a></text:p>
          <text:p text:style-name="P51"><text:a xlink:type="simple" xlink:href="#__RefHeading___Toc3803_117426026" text:style-name="Index_20_Link" text:visited-style-name="Index_20_Link">2.2.1.7 Security:<text:tab/>25</text:a></text:p>
          <text:p text:style-name="P51"><text:a xlink:type="simple" xlink:href="#__RefHeading___Toc3801_117426026" text:style-name="Index_20_Link" text:visited-style-name="Index_20_Link">2.2.2. Database relationships<text:tab/>26</text:a></text:p>
          <text:p text:style-name="P51"><text:a xlink:type="simple" xlink:href="#__RefHeading___Toc3799_117426026" text:style-name="Index_20_Link" text:visited-style-name="Index_20_Link">2.2.2.1 User data<text:tab/>26</text:a></text:p>
          <text:p text:style-name="P51"><text:a xlink:type="simple" xlink:href="#__RefHeading___Toc3797_117426026" text:style-name="Index_20_Link" text:visited-style-name="Index_20_Link">2.2.2.2 Notes<text:tab/>27</text:a></text:p>
          <text:p text:style-name="P51"><text:a xlink:type="simple" xlink:href="#__RefHeading___Toc3795_117426026" text:style-name="Index_20_Link" text:visited-style-name="Index_20_Link">2.2.2.3 Tagging<text:tab/>29</text:a></text:p>
          <text:p text:style-name="P51"><text:a xlink:type="simple" xlink:href="#__RefHeading___Toc3793_117426026" text:style-name="Index_20_Link" text:visited-style-name="Index_20_Link">2.2.2.4 Statistics<text:tab/>29</text:a></text:p>
          <text:p text:style-name="P51"><text:a xlink:type="simple" xlink:href="#__RefHeading___Toc3791_117426026" text:style-name="Index_20_Link" text:visited-style-name="Index_20_Link">2.2.2.5 Conclusion<text:tab/>30</text:a></text:p>
          <text:p text:style-name="P51"><text:a xlink:type="simple" xlink:href="#__RefHeading___Toc3789_117426026" text:style-name="Index_20_Link" text:visited-style-name="Index_20_Link">2.2.3. Backend file structure<text:tab/>30</text:a></text:p>
          <text:p text:style-name="P51"><text:a xlink:type="simple" xlink:href="#__RefHeading___Toc3787_117426026" text:style-name="Index_20_Link" text:visited-style-name="Index_20_Link">2.2.4. OOP<text:tab/>31</text:a></text:p>
          <text:p text:style-name="P51"><text:a xlink:type="simple" xlink:href="#__RefHeading___Toc3785_117426026" text:style-name="Index_20_Link" text:visited-style-name="Index_20_Link">2.2.4.1 Constructing note processing code<text:tab/>32</text:a></text:p>
          <text:p text:style-name="P51"><text:a xlink:type="simple" xlink:href="#__RefHeading___Toc3783_117426026" text:style-name="Index_20_Link" text:visited-style-name="Index_20_Link">2.2.4.2 Simplifying validation schemas<text:tab/>32</text:a></text:p>
          <text:p text:style-name="P51"><text:a xlink:type="simple" xlink:href="#__RefHeading___Toc3781_117426026" text:style-name="Index_20_Link" text:visited-style-name="Index_20_Link">2.3 Frontend<text:tab/>33</text:a></text:p>
          <text:p text:style-name="P51"><text:a xlink:type="simple" xlink:href="#__RefHeading___Toc3779_117426026" text:style-name="Index_20_Link" text:visited-style-name="Index_20_Link">2.3.1. User data on the frontend<text:tab/>33</text:a></text:p>
          <text:p text:style-name="P51"><text:a xlink:type="simple" xlink:href="#__RefHeading___Toc3777_117426026" text:style-name="Index_20_Link" text:visited-style-name="Index_20_Link">2.3.2. Frontend file structure<text:tab/>34</text:a></text:p>
          <text:p text:style-name="P51"><text:a xlink:type="simple" xlink:href="#__RefHeading___Toc3775_117426026" text:style-name="Index_20_Link" text:visited-style-name="Index_20_Link">2.4 User Interface<text:tab/>36</text:a></text:p>
          <text:p text:style-name="P51"><text:a xlink:type="simple" xlink:href="#__RefHeading___Toc3773_117426026" text:style-name="Index_20_Link" text:visited-style-name="Index_20_Link">2.4.1. The 10 principles of good design<text:tab/>36</text:a></text:p>
          <text:p text:style-name="P51"><text:a xlink:type="simple" xlink:href="#__RefHeading___Toc3771_117426026" text:style-name="Index_20_Link" text:visited-style-name="Index_20_Link">2.4.2. Design as an iterative process<text:tab/>36</text:a></text:p>
          <text:p text:style-name="P51"><text:a xlink:type="simple" xlink:href="#__RefHeading___Toc3769_117426026" text:style-name="Index_20_Link" text:visited-style-name="Index_20_Link">2.4.3. Creating wireframes<text:tab/>37</text:a></text:p>
          <text:p text:style-name="P5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51"><text:a xlink:type="simple" xlink:href="#__RefHeading___Toc3765_117426026" text:style-name="Index_20_Link" text:visited-style-name="Index_20_Link">2.4.3.1.1 Viewing all notes<text:tab/>38</text:a></text:p>
          <text:p text:style-name="P51"><text:a xlink:type="simple" xlink:href="#__RefHeading___Toc3763_117426026" text:style-name="Index_20_Link" text:visited-style-name="Index_20_Link">2.4.3.1.2 Editing a note<text:tab/>38</text:a></text:p>
          <text:p text:style-name="P51"><text:a xlink:type="simple" xlink:href="#__RefHeading___Toc3761_117426026" text:style-name="Index_20_Link" text:visited-style-name="Index_20_Link">2.4.3.2 An account page where the user can edit their details<text:tab/>39</text:a></text:p>
          <text:p text:style-name="P51"><text:a xlink:type="simple" xlink:href="#__RefHeading___Toc3759_117426026" text:style-name="Index_20_Link" text:visited-style-name="Index_20_Link">2.4.3.3 A sidebar and other popups, such as alerts or search widgets<text:tab/>40</text:a></text:p>
          <text:p text:style-name="P51"><text:a xlink:type="simple" xlink:href="#__RefHeading___Toc3757_117426026" text:style-name="Index_20_Link" text:visited-style-name="Index_20_Link">2.4.3.4 A note statistics page<text:tab/>40</text:a></text:p>
          <text:p text:style-name="P51"><text:a xlink:type="simple" xlink:href="#__RefHeading___Toc3755_117426026" text:style-name="Index_20_Link" text:visited-style-name="Index_20_Link">2.4.3.4.1 Charts<text:tab/>41</text:a></text:p>
          <text:p text:style-name="P51"><text:a xlink:type="simple" xlink:href="#__RefHeading___Toc3753_117426026" text:style-name="Index_20_Link" text:visited-style-name="Index_20_Link">2.4.3.4.2 Numbers<text:tab/>42</text:a></text:p>
          <text:p text:style-name="P51"><text:a xlink:type="simple" xlink:href="#__RefHeading___Toc3751_117426026" text:style-name="Index_20_Link" text:visited-style-name="Index_20_Link">2.4.3.4.3 Progress Bars<text:tab/>42</text:a></text:p>
          <text:p text:style-name="P51"><text:a xlink:type="simple" xlink:href="#__RefHeading___Toc3749_117426026" text:style-name="Index_20_Link" text:visited-style-name="Index_20_Link">2.4.3.4.4 Streaks<text:tab/>43</text:a></text:p>
          <text:p text:style-name="P51"><text:a xlink:type="simple" xlink:href="#__RefHeading___Toc3747_117426026" text:style-name="Index_20_Link" text:visited-style-name="Index_20_Link">2.4.3.4.5 Mobile design<text:tab/>43</text:a></text:p>
          <text:p text:style-name="P51"><text:a xlink:type="simple" xlink:href="#__RefHeading___Toc3745_117426026" text:style-name="Index_20_Link" text:visited-style-name="Index_20_Link">2.4.4. Choosing the color and fonts<text:tab/>46</text:a></text:p>
          <text:p text:style-name="P51"><text:a xlink:type="simple" xlink:href="#__RefHeading___Toc3743_117426026" text:style-name="Index_20_Link" text:visited-style-name="Index_20_Link">2.4.4.1 Core color palette<text:tab/>46</text:a></text:p>
          <text:p text:style-name="P51"><text:a xlink:type="simple" xlink:href="#__RefHeading___Toc3741_117426026" text:style-name="Index_20_Link" text:visited-style-name="Index_20_Link">2.4.4.2 Typeface: Open Sans<text:tab/>48</text:a></text:p>
          <text:p text:style-name="P51"><text:a xlink:type="simple" xlink:href="#__RefHeading___Toc3739_117426026" text:style-name="Index_20_Link" text:visited-style-name="Index_20_Link">2.4.4.2.1 Introduction<text:tab/>48</text:a></text:p>
          <text:p text:style-name="P51"><text:a xlink:type="simple" xlink:href="#__RefHeading___Toc3737_117426026" text:style-name="Index_20_Link" text:visited-style-name="Index_20_Link">2.4.4.2.2 Character set support<text:tab/>48</text:a></text:p>
          <text:p text:style-name="P51"><text:a xlink:type="simple" xlink:href="#__RefHeading___Toc3735_117426026" text:style-name="Index_20_Link" text:visited-style-name="Index_20_Link">2.4.4.2.3 Licensing<text:tab/>48</text:a></text:p>
          <text:p text:style-name="P51"><text:a xlink:type="simple" xlink:href="#__RefHeading___Toc3733_117426026" text:style-name="Index_20_Link" text:visited-style-name="Index_20_Link">2.4.4.2.4 Performance<text:tab/>48</text:a></text:p>
          <text:p text:style-name="P51"><text:a xlink:type="simple" xlink:href="#__RefHeading___Toc5720_2740364088" text:style-name="Index_20_Link" text:visited-style-name="Index_20_Link">2.4.4.2.5 A<text:tab/>49</text:a></text:p>
          <text:p text:style-name="P51"><text:a xlink:type="simple" xlink:href="#__RefHeading___Toc5718_2740364088" text:style-name="Index_20_Link" text:visited-style-name="Index_20_Link">3 Technical solution<text:tab/>49</text:a></text:p>
          <text:p text:style-name="P51"><text:a xlink:type="simple" xlink:href="#__RefHeading___Toc5716_2740364088" text:style-name="Index_20_Link" text:visited-style-name="Index_20_Link">3.1 Setting up the website<text:tab/>49</text:a></text:p>
          <text:p text:style-name="P51"><text:a xlink:type="simple" xlink:href="#__RefHeading___Toc5714_2740364088" text:style-name="Index_20_Link" text:visited-style-name="Index_20_Link"><text:soft-page-break/>3.2 Rendering the app (main.tsx)<text:tab/>50</text:a></text:p>
          <text:p text:style-name="P51"><text:a xlink:type="simple" xlink:href="#__RefHeading___Toc5712_2740364088" text:style-name="Index_20_Link" text:visited-style-name="Index_20_Link">3.2.1. Providers<text:tab/>50</text:a></text:p>
          <text:p text:style-name="P51"><text:a xlink:type="simple" xlink:href="#__RefHeading___Toc5710_2740364088" text:style-name="Index_20_Link" text:visited-style-name="Index_20_Link">3.2.1.1 <text:s/>What is a provider?<text:tab/>50</text:a></text:p>
          <text:p text:style-name="P51"><text:a xlink:type="simple" xlink:href="#__RefHeading___Toc5708_2740364088" text:style-name="Index_20_Link" text:visited-style-name="Index_20_Link">3.2.1.2 ThemeProvider<text:tab/>51</text:a></text:p>
          <text:p text:style-name="P51"><text:a xlink:type="simple" xlink:href="#__RefHeading___Toc5706_2740364088" text:style-name="Index_20_Link" text:visited-style-name="Index_20_Link">3.2.1.3 ScreenSizeProvider<text:tab/>52</text:a></text:p>
          <text:p text:style-name="P51"><text:a xlink:type="simple" xlink:href="#__RefHeading___Toc5704_2740364088" text:style-name="Index_20_Link" text:visited-style-name="Index_20_Link">3.2.2. App router<text:tab/>54</text:a></text:p>
          <text:p text:style-name="P51"><text:a xlink:type="simple" xlink:href="#__RefHeading___Toc5702_2740364088" text:style-name="Index_20_Link" text:visited-style-name="Index_20_Link">3.3 User authentication<text:tab/>55</text:a></text:p>
          <text:p text:style-name="P51"><text:a xlink:type="simple" xlink:href="#__RefHeading___Toc5700_2740364088" text:style-name="Index_20_Link" text:visited-style-name="Index_20_Link">3.3.1. /get-started<text:tab/>56</text:a></text:p>
        </text:index-body>
      </text:table-of-content>
      <text:p text:style-name="P26"/>
      <text:list xml:id="list3462521777" text:style-name="L1">
        <text:list-item>
          <text:p text:style-name="P64"><text:bookmark-start text:name="__RefHeading___Toc3731_117426026"/>Analysis<text:bookmark-end text:name="__RefHeading___Toc3731_117426026"/></text:p>
          <text:list>
            <text:list-item>
              <text:p text:style-name="P63"><text:bookmark-start text:name="__RefHeading___Toc3729_117426026"/>Identifying the Problem<text:bookmark-end text:name="__RefHeading___Toc3729_117426026"/></text:p>
              <text:list>
                <text:list-item>
                  <text:p text:style-name="P63"><text:bookmark-start text:name="__RefHeading___Toc3727_117426026"/>Background: <text:bookmark-end text:name="__RefHeading___Toc3727_117426026"/></text:p>
                  <text:p text:style-name="P125">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27">Centralise and organise his tasks, goals, and habits in one place.</text:p>
        </text:list-item>
        <text:list-item>
          <text:p text:style-name="P127">Visualise his progress towards short-term and long-term objectives.</text:p>
        </text:list-item>
        <text:list-item>
          <text:p text:style-name="P127">Stay motivated by tracking his habits and achievements.</text:p>
        </text:list-item>
        <text:list-item>
          <text:p text:style-name="P126">Access his information across different devices (e.g., laptop, smartphone).</text:p>
        </text:list-item>
      </text:list>
      <text:list xml:id="list134429746014982" text:continue-list="list3462521777" text:style-name="L1">
        <text:list-item>
          <text:list>
            <text:list-item>
              <text:list>
                <text:list-item>
                  <text:p text:style-name="P63"><text:bookmark-start text:name="__RefHeading___Toc3725_117426026"/>Identification<text:bookmark-end text:name="__RefHeading___Toc3725_117426026"/></text:p>
                </text:list-item>
              </text:list>
            </text:list-item>
          </text:list>
        </text:list-item>
      </text:list>
      <text:p text:style-name="P40">Anton’s requirements for a notetaking app include:</text:p>
      <text:list text:style-name="L3">
        <text:list-item>
          <text:p text:style-name="P128">An all-in-one solution for both short-term and long-term tasks and goals.</text:p>
        </text:list-item>
        <text:list-item>
          <text:p text:style-name="P128">Easy organisation and accessibility of notes.</text:p>
        </text:list-item>
        <text:list-item>
          <text:p text:style-name="P128">Features to motivate and track progress, such as habit tracking.</text:p>
        </text:list-item>
        <text:list-item>
          <text:p text:style-name="P129">A user-friendly, cross-platform experience.</text:p>
        </text:list-item>
      </text:list>
      <text:list xml:id="list134428844780875" text:continue-list="list134429746014982" text:style-name="L1">
        <text:list-item>
          <text:list>
            <text:list-item>
              <text:p text:style-name="P63"><text:bookmark-start text:name="__RefHeading___Toc3723_117426026"/><text:span text:style-name="T6">Id</text:span><text:span text:style-name="T7">entifying the </text:span><text:span text:style-name="T6">End Users</text:span><text:bookmark-end text:name="__RefHeading___Toc3723_117426026"/></text:p>
            </text:list-item>
          </text:list>
        </text:list-item>
      </text:list>
      <text:p text:style-name="P40">The primary end users of this notetaking app include:</text:p>
      <text:list text:style-name="L4">
        <text:list-item>
          <text:p text:style-name="P141"><text:span text:style-name="Strong_20_Emphasis"><text:span text:style-name="T36">Students</text:span></text:span><text:span text:style-name="T36">: Students like Anton who juggle multiple tasks, assignments, and projects can use the app to organise their workload, set goals, maintain habits, and track progress.</text:span></text:p>
        </text:list-item>
        <text:list-item>
          <text:p text:style-name="P141"><text:span text:style-name="Strong_20_Emphasis"><text:span text:style-name="T36">Professionals</text:span></text:span><text:span text:style-name="T36">: Busy professionals can benefit from managing their tasks, projects, and goals to improve productivity.</text:span></text:p>
        </text:list-item>
        <text:list-item>
          <text:p text:style-name="P141"><text:span text:style-name="Strong_20_Emphasis"><text:span text:style-name="T36">Individuals Seeking Personal Organisation</text:span></text:span><text:span text:style-name="T36">: People aiming to enhance their daily routines and achieve personal goals can utilise features like habit tracking and progress visualisation.</text:span></text:p>
        </text:list-item>
        <text:list-item>
          <text:p text:style-name="P142"><text:span text:style-name="Strong_20_Emphasis"><text:span text:style-name="T36">Individuals with Specific Needs</text:span></text:span><text:span text:style-name="T36">: Those with conditions like ADHD or difficulties with time management can use the app’s features (e.g., summarisation, advanced lookup, and sorting) to stay productive.</text:span></text:p>
        </text:list-item>
      </text:list>
      <text:h text:style-name="P33" text:outline-level="3"><text:soft-page-break/></text:h>
      <text:list xml:id="list134429911146695" text:continue-list="list134428844780875" text:style-name="L1">
        <text:list-item>
          <text:list>
            <text:list-item>
              <text:p text:style-name="P63"><text:bookmark-start text:name="__RefHeading___Toc3721_117426026"/>Research<text:bookmark-end text:name="__RefHeading___Toc3721_117426026"/></text:p>
            </text:list-item>
          </text:list>
        </text:list-item>
      </text:list>
      <text:p text:style-name="P50"><text:bookmark-start text:name="__RefHeading___Toc3181_117426026"/>Research Methodology:<text:bookmark-end text:name="__RefHeading___Toc3181_117426026"/></text:p>
      <text:p text:style-name="P40">To thoroughly understand the problem and design a suitable solution, I:</text:p>
      <text:list text:style-name="L5">
        <text:list-item>
          <text:p text:style-name="P130">Explored existing notetaking apps (e.g., Notion, Obsidian, Evernote, Google Keep) to identify their strengths and weaknesses.</text:p>
        </text:list-item>
        <text:list-item>
          <text:p text:style-name="P143"><text:span text:style-name="T36">Read notable books on notetaking systems, such as </text:span><text:span text:style-name="Emphasis"><text:span text:style-name="T36">Building a Second Brain</text:span></text:span><text:span text:style-name="T36"> by Tiago Forte and </text:span><text:span text:style-name="Emphasis"><text:span text:style-name="T36">The Bullet Journal Method</text:span></text:span><text:span text:style-name="T36"> by Ryder Carroll.</text:span></text:p>
        </text:list-item>
        <text:list-item>
          <text:p text:style-name="P130">Conducted interviews with potential users, including Anton and other students, to gather insights into their preferences and pain points.</text:p>
        </text:list-item>
        <text:list-item>
          <text:p text:style-name="P130">Analysed feedback from online communities and forums discussing productivity tools.</text:p>
        </text:list-item>
        <text:list-item>
          <text:p text:style-name="P130">Created prototypes and tested them with users to refine the app’s features.</text:p>
        </text:list-item>
      </text:list>
      <text:p text:style-name="P34"><text:bookmark text:name="docs-internal-guid-9caa9442-7fff-c145-d0c2-948190b5fdf9"/><text:span text:style-name="T1">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40"/>
      <text:p text:style-name="Heading"/>
      <text:list xml:id="list134428755408339" text:continue-list="list134429911146695" text:style-name="L1">
        <text:list-item>
          <text:list>
            <text:list-item>
              <text:list>
                <text:list-item>
                  <text:p text:style-name="P63"><text:bookmark-start text:name="__RefHeading___Toc3719_117426026"/>Key Insights from Research<text:bookmark-end text:name="__RefHeading___Toc3719_117426026"/></text:p>
                  <text:list>
                    <text:list-item>
                      <text:p text:style-name="P63"><text:bookmark-start text:name="__RefHeading___Toc3717_117426026"/><text:span text:style-name="Strong_20_Emphasis">Books</text:span><text:bookmark-end text:name="__RefHeading___Toc3717_117426026"/></text:p>
                      <text:list>
                        <text:list-item>
                          <text:p text:style-name="P63"><text:bookmark-start text:name="__RefHeading___Toc3715_117426026"/><text:span text:style-name="Strong_20_Emphasis">Building a Second Brain</text:span><text:bookmark-end text:name="__RefHeading___Toc3715_117426026"/></text:p>
                          <text:list>
                            <text:list-item>
                              <text:p text:style-name="P63"><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11">One of the concepts in this book is the four-step CODE method, which is an acronym for Capture, Organise, Distill, Express. </text:p>
      <text:list text:style-name="L6">
        <text:list-item>
          <text:p text:style-name="P144">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44">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44">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44">Highlight key terms</text:p>
            </text:list-item>
            <text:list-item>
              <text:p text:style-name="P144">Retain links to websites</text:p>
            </text:list-item>
            <text:list-item>
              <text:p text:style-name="P144">Insert placeholders if the initial note is incomplete</text:p>
            </text:list-item>
          </text:list>
        </text:list-item>
      </text:list>
      <text:p text:style-name="P12">By using the following summarization feature, the notes can be readable for the user even in a long time</text:p>
      <text:p text:style-name="P12"/>
      <text:list text:continue-list="list134428755408339" text:style-name="L1">
        <text:list-item>
          <text:list>
            <text:list-item>
              <text:list>
                <text:list-item>
                  <text:list>
                    <text:list-item>
                      <text:list>
                        <text:list-item>
                          <text:list>
                            <text:list-item>
                              <text:p text:style-name="P63"><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11">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34428816077613" text:continue-numbering="true" text:style-name="L1">
        <text:list-item>
          <text:list>
            <text:list-item>
              <text:list>
                <text:list-item>
                  <text:list>
                    <text:list-item>
                      <text:list>
                        <text:list-item>
                          <text:p text:style-name="P63"><text:bookmark-start text:name="__RefHeading___Toc3709_117426026"/><text:span text:style-name="Strong_20_Emphasis">The Bullet Journal Method</text:span><text:bookmark-end text:name="__RefHeading___Toc3709_117426026"/></text:p>
                          <text:p text:style-name="P70"><text:bookmark text:name="docs-internal-guid-21801a52-7fff-20a6-e222-67d3f9d9f727"/><text:span text:style-name="Strong_20_Emphasis"><text:span text:style-name="T21">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26"> </text:span></text:span></text:p>
                          <text:p text:style-name="P70"><text:span text:style-name="Strong_20_Emphasis"><text:span text:style-name="T26"/></text:span></text:p>
                        </text:list-item>
                      </text:list>
                    </text:list-item>
                    <text:list-item>
                      <text:p text:style-name="P63"><text:bookmark-start text:name="__RefHeading___Toc3707_117426026"/><text:span text:style-name="Strong_20_Emphasis">In-depth analysis of existing software</text:span><text:bookmark-end text:name="__RefHeading___Toc3707_117426026"/></text:p>
                      <text:list>
                        <text:list-item>
                          <text:p text:style-name="P63"><text:bookmark-start text:name="__RefHeading___Toc3705_117426026"/><text:span text:style-name="Strong_20_Emphasis">Notion</text:span><text:bookmark-end text:name="__RefHeading___Toc3705_117426026"/></text:p>
                          <text:p text:style-name="P171"><text:bookmark text:name="docs-internal-guid-868862d6-7fff-9696-53ab-393a27481cb0"/><text:span text:style-name="Strong_20_Emphasis"><text:span text:style-name="T22">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30"><text:span text:style-name="T36"><text:tab/><text:tab/></text:span><text:span text:style-name="Strong_20_Emphasis"><text:span text:style-name="T36">Advantages</text:span></text:span><text:span text:style-name="T36">:</text:span></text:p>
      <text:list text:style-name="L7">
        <text:list-item>
          <text:p text:style-name="P145">Notion is customizable</text:p>
        </text:list-item>
        <text:list-item>
          <text:p text:style-name="P145"><text:soft-page-break/>Has AI tools to summarise notes and generate text</text:p>
        </text:list-item>
        <text:list-item>
          <text:p text:style-name="P145">Has support for organising entries in tables by tags</text:p>
        </text:list-item>
        <text:list-item>
          <text:p text:style-name="P145">Is cross platform</text:p>
        </text:list-item>
      </text:list>
      <text:p text:style-name="P30"><text:span text:style-name="Strong_20_Emphasis"><text:span text:style-name="T37"/></text:span></text:p>
      <text:p text:style-name="P30"><text:span text:style-name="Strong_20_Emphasis"><text:span text:style-name="T37"><text:tab/><text:tab/>Disadvantages</text:span></text:span><text:span text:style-name="T37">:</text:span></text:p>
      <text:list text:style-name="L8">
        <text:list-item>
          <text:p text:style-name="P146">Notion is very complicated to set up, so base users cannot use most of these features fully. Customization is very time consuming, so most users rely on paid templates to get any advanced functionality.</text:p>
        </text:list-item>
        <text:list-item>
          <text:p text:style-name="P146">From my experience, and experience of other Notion users I interviewed, the cross-platform experience is mediocre. The app is not optimised for touchscreens.</text:p>
        </text:list-item>
        <text:list-item>
          <text:p text:style-name="P146">The AI features are a paid subscription. Some users may underutilize the features and overpay for services they never use.</text:p>
          <text:p text:style-name="P146"/>
        </text:list-item>
      </text:list>
      <text:list xml:id="list134429717793562" text:continue-list="list134428816077613" text:style-name="L1">
        <text:list-item>
          <text:list>
            <text:list-item>
              <text:list>
                <text:list-item>
                  <text:list>
                    <text:list-item>
                      <text:list>
                        <text:list-item>
                          <text:p text:style-name="P63"><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27"><text:span text:style-name="Strong_20_Emphasis"><text:span text:style-name="T37">Advantages</text:span></text:span><text:span text:style-name="T37">:</text:span></text:p>
      <text:list text:style-name="L9">
        <text:list-item>
          <text:p text:style-name="P131">Simple and intuitive to use, making it accessible to users of all technical levels.</text:p>
        </text:list-item>
        <text:list-item>
          <text:p text:style-name="P131">Well-integrated with Google’s ecosystem, allowing seamless synchronisation across devices.</text:p>
        </text:list-item>
        <text:list-item>
          <text:p text:style-name="P131">Offers dedicated apps for Android, iOS, and WearOS, ensuring availability on most platforms.</text:p>
        </text:list-item>
      </text:list>
      <text:p text:style-name="P29"><text:span text:style-name="Strong_20_Emphasis"><text:span text:style-name="T37"><text:tab/><text:tab/>Disadvantages</text:span></text:span><text:span text:style-name="T37">:</text:span></text:p>
      <text:list text:style-name="L10">
        <text:list-item>
          <text:p text:style-name="P132">Limited to basic note types, which restricts functionality for advanced users.</text:p>
        </text:list-item>
        <text:list-item>
          <text:p text:style-name="P132">Lacks features for tracking statistics, such as task completion or habit trends.</text:p>
        </text:list-item>
        <text:list-item>
          <text:p text:style-name="P132">Minimal options for customisation or organisation, making it less suitable for complex workflows.</text:p>
        </text:list-item>
      </text:list>
      <text:list xml:id="list134430397420257" text:continue-list="list134429717793562" text:style-name="L1">
        <text:list-item>
          <text:list>
            <text:list-item>
              <text:list>
                <text:list-item>
                  <text:list>
                    <text:list-item>
                      <text:list>
                        <text:list-item>
                          <text:p text:style-name="P63"><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28"><text:span text:style-name="Strong_20_Emphasis"><text:span text:style-name="T37">Advantages</text:span></text:span><text:span text:style-name="T37">:</text:span></text:p>
      <text:list text:style-name="L11">
        <text:list-item>
          <text:p text:style-name="P133">Offers robust organisational tools, including notebooks, tags, and advanced search capabilities.</text:p>
        </text:list-item>
        <text:list-item>
          <text:p text:style-name="P133">Supports multimedia notes, allowing users to attach images, audio, and files.</text:p>
        </text:list-item>
        <text:list-item>
          <text:p text:style-name="P133"><text:soft-page-break/>Cross-platform support with apps for desktop, mobile, and web.</text:p>
        </text:list-item>
        <text:list-item>
          <text:p text:style-name="P133">Allows integration with third-party apps and services, enhancing functionality.</text:p>
        </text:list-item>
      </text:list>
      <text:p text:style-name="P28"><text:span text:style-name="Strong_20_Emphasis"><text:span text:style-name="T37">Disadvantages</text:span></text:span><text:span text:style-name="T37">:</text:span></text:p>
      <text:list text:style-name="L12">
        <text:list-item>
          <text:p text:style-name="P134">Free version has significant limitations, such as device restrictions and reduced storage capacity.</text:p>
        </text:list-item>
        <text:list-item>
          <text:p text:style-name="P134">Interface can feel cluttered and overwhelming for new users.</text:p>
        </text:list-item>
        <text:list-item>
          <text:p text:style-name="P134"><text:span text:style-name="Strong_20_Emphasis"><text:span text:style-name="T60">Fe</text:span></text:span><text:span text:style-name="Strong_20_Emphasis"><text:span text:style-name="T61">a</text:span></text:span><text:span text:style-name="Strong_20_Emphasis"><text:span text:style-name="T60">tures, like AI tools and offline access, are locked behind a premium subscription.</text:span></text:span></text:p>
        </text:list-item>
      </text:list>
      <text:list xml:id="list134430070772665" text:continue-list="list134430397420257" text:style-name="L1">
        <text:list-item>
          <text:list>
            <text:list-item>
              <text:list>
                <text:list-item>
                  <text:list>
                    <text:list-item>
                      <text:list>
                        <text:list-item>
                          <text:p text:style-name="P63"><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32"><text:span text:style-name="Strong_20_Emphasis"><text:span text:style-name="T37">Advantages</text:span></text:span><text:span text:style-name="T37">:</text:span></text:p>
      <text:list text:style-name="L13">
        <text:list-item>
          <text:p text:style-name="P135">Seamlessly integrated into Apple’s ecosystem, providing excellent synchronisation across iPhone, iPad, and Mac devices.</text:p>
        </text:list-item>
        <text:list-item>
          <text:p text:style-name="P135">Simple and straightforward interface, ideal for quick note-taking.</text:p>
        </text:list-item>
        <text:list-item>
          <text:p text:style-name="P135">Supports rich text formatting, drawing tools, and file attachments.</text:p>
        </text:list-item>
        <text:list-item>
          <text:p text:style-name="P135">Includes collaborative features, allowing multiple users to edit notes in real time.</text:p>
        </text:list-item>
      </text:list>
      <text:p text:style-name="P32"><text:span text:style-name="Strong_20_Emphasis"><text:span text:style-name="T37">Disadvantages</text:span></text:span><text:span text:style-name="T37">:</text:span></text:p>
      <text:list text:style-name="L14">
        <text:list-item>
          <text:p text:style-name="P136">Limited to Apple devices, restricting cross-platform usability.</text:p>
        </text:list-item>
        <text:list-item>
          <text:p text:style-name="P136">Organisation features are basic compared to competitors like Notion or Evernote.</text:p>
        </text:list-item>
        <text:list-item>
          <text:p text:style-name="P136"><text:span text:style-name="Strong_20_Emphasis"><text:span text:style-name="T61">Lacks advanced capabilities, such as tagging or detailed analytics for tracking progress.</text:span></text:span></text:p>
        </text:list-item>
      </text:list>
      <text:list text:continue-list="list134430070772665" text:style-name="L1">
        <text:list-item>
          <text:list>
            <text:list-item>
              <text:list>
                <text:list-item>
                  <text:p text:style-name="P63"><text:bookmark-start text:name="__RefHeading___Toc3697_117426026"/><text:span text:style-name="Strong_20_Emphasis"><text:span text:style-name="T44">Survey </text:span></text:span><text:span text:style-name="Strong_20_Emphasis"><text:span text:style-name="T45">results</text:span></text:span><text:bookmark-end text:name="__RefHeading___Toc3697_117426026"/></text:p>
                </text:list-item>
              </text:list>
            </text:list-item>
          </text:list>
        </text:list-item>
      </text:list>
      <text:p text:style-name="P31"><text:span text:style-name="Strong_20_Emphasis"><text:span text:style-name="T41">To gather direct input from end users, I conducted a survey with </text:span></text:span><text:span text:style-name="Strong_20_Emphasis"><text:span text:style-name="T42">around</text:span></text:span><text:span text:style-name="Strong_20_Emphasis"><text:span text:style-name="T41">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63"><text:bookmark-start text:name="__RefHeading___Toc3695_117426026"/><text:soft-page-break/><text:span text:style-name="Strong_20_Emphasis">How do you currently organise your tasks and notes?</text:span><text:bookmark-end text:name="__RefHeading___Toc3695_117426026"/></text:p>
                      <text:p text:style-name="P168"><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44"/></text:span></text:p>
                    </text:list-item>
                  </text:list>
                </text:list-item>
              </text:list>
            </text:list-item>
          </text:list>
        </text:list-item>
      </text:list>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list text:continue-numbering="true" text:style-name="L1">
        <text:list-item>
          <text:list>
            <text:list-item>
              <text:list>
                <text:list-item>
                  <text:list>
                    <text:list-item>
                      <text:p text:style-name="P63"><text:bookmark-start text:name="__RefHeading___Toc3693_117426026"/><text:span text:style-name="Strong_20_Emphasis">What features do you value most in a notetaking app? (Multiple choices allowed)</text:span><text:bookmark-end text:name="__RefHeading___Toc3693_117426026"/></text:p>
                      <text:p text:style-name="P168"><text:span text:style-name="Strong_20_Emphasis"><text:span text:style-name="T44"/></text:span></text:p>
                    </text:list-item>
                    <text:list-item>
                      <text:p text:style-name="P63"><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169"><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44"/></text:span></text:p>
                    </text:list-item>
                  </text:list>
                </text:list-item>
              </text:list>
            </text:list-item>
          </text:list>
        </text:list-item>
      </text:list>
      <text:p text:style-name="P2"><text:span text:style-name="Strong_20_Emphasis"><text:span text:style-name="T44"/></text:span></text:p>
      <text:list xml:id="list134429135904383" text:continue-numbering="true" text:style-name="L1">
        <text:list-item>
          <text:list>
            <text:list-item>
              <text:list>
                <text:list-item>
                  <text:list>
                    <text:list-item>
                      <text:p text:style-name="P63"><text:bookmark-start text:name="__RefHeading___Toc3689_117426026"/><text:span text:style-name="Strong_20_Emphasis">How likely are you to use an app that combines notetaking and statistics?</text:span><text:bookmark-end text:name="__RefHeading___Toc3689_117426026"/></text:p>
                      <text:p text:style-name="P168"><text:span text:style-name="Strong_20_Emphasis"><text:span text:style-name="T44"/></text:span></text:p>
                    </text:list-item>
                    <text:list-item>
                      <text:p text:style-name="P63"><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172"><text:span text:style-name="Strong_20_Emphasis"><text:span text:style-name="T23">T</text:span></text:span><text:span text:style-name="Strong_20_Emphasis"><text:span text:style-name="T24">his small survey reveals key insights into users current task and note organization habits, </text:span></text:span><text:span text:style-name="Strong_20_Emphasis"><text:span text:style-name="T23">and favourite features in notetaking tools.</text:span></text:span><text:span text:style-name="Strong_20_Emphasis"><text:span text:style-name="T24"> The data suggests a strong preference for digital solutions, with 50% of respondents utilizing digital tools, compared to 40% relying on paper-based methods and only 10% employing a hybrid approach. </text:span></text:span><text:span text:style-name="Strong_20_Emphasis"><text:span text:style-name="T23">The findings of the survey confirmed my ideas regarding</text:span></text:span><text:span text:style-name="Strong_20_Emphasis"><text:span text:style-name="T42"> t</text:span></text:span><text:span text:style-name="Strong_20_Emphasis"><text:span text:style-name="T43">he importance of usability and efficiency for modern-day users.</text:span></text:span><text:span text:style-name="Strong_20_Emphasis"><text:span text:style-name="T42"> The most valued feature among respondents was a simple and intuitive interface (85%), indicating a </text:span></text:span><text:span text:style-name="Strong_20_Emphasis"><text:span text:style-name="T43">search</text:span></text:span><text:span text:style-name="Strong_20_Emphasis"><text:span text:style-name="T42"> for user-friendly tools that minimize friction and maximize productivity. </text:span></text:span><text:span text:style-name="Strong_20_Emphasis"><text:span text:style-name="T43">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173"><text:span text:style-name="Strong_20_Emphasis"><text:span text:style-name="T43">To sum up, the survey results point to a clear demand for efficient, user-friendly, and digitally accessible notetaking solutions. Users prioritize easy organization, cross-platform accessibility, and intuitive interfaces. </text:span></text:span></text:p>
                    </text:list-item>
                  </text:list>
                  <text:p text:style-name="P170"><text:span text:style-name="Strong_20_Emphasis"><text:span text:style-name="T44"/></text:span></text:p>
                </text:list-item>
              </text:list>
            </text:list-item>
            <text:list-item>
              <text:p text:style-name="P63"><text:bookmark-start text:name="__RefHeading___Toc3685_117426026"/><text:span text:style-name="Strong_20_Emphasis">Modelling the problem</text:span><text:bookmark-end text:name="__RefHeading___Toc3685_117426026"/></text:p>
            </text:list-item>
          </text:list>
        </text:list-item>
      </text:list>
      <text:p text:style-name="P35">Here's how each objective addresses specific issues and integrates research findings:</text:p>
      <text:list text:style-name="L15">
        <text:list-item>
          <text:p text:style-name="P174"><text:span text:style-name="Strong_20_Emphasis"><text:span text:style-name="T37">Provide a tagging system to categorise notes flexibly:</text:span></text:span><text:span text:style-name="T37"> </text:span><text:span text:style-name="T38">Helps users with</text:span><text:span text:style-name="T37"> easy organization (80% in the survey) and aligns with the "Building a Second Brain" emphasis on tags over folders. This also addresses Anton's need for centralization.</text:span></text:p>
        </text:list-item>
        <text:list-item>
          <text:p text:style-name="P174"><text:soft-page-break/><text:span text:style-name="Strong_20_Emphasis"><text:span text:style-name="T37">Support multiple note types (e.g., text notes, checklists, habit trackers):</text:span></text:span><text:span text:style-name="T37"> Addresses the need for an all-in-one solution for tasks, goals, and habits (Anton's requirement) and directly responds to the 90% survey interest in combined habit tracking and notetaking.</text:span></text:p>
        </text:list-item>
        <text:list-item>
          <text:p text:style-name="P174"><text:span text:style-name="Strong_20_Emphasis"><text:span text:style-name="T37">Record and display metadata (e.g., creation dates, due dates):</text:span></text:span><text:span text:style-name="T37"> Supports task management and progress tracking, addressing the challenges identified in the survey (40% difficulty tracking progress) and the Bullet Journal concept of migration (managing tasks over time).</text:span></text:p>
        </text:list-item>
        <text:list-item>
          <text:p text:style-name="P174"><text:span text:style-name="Strong_20_Emphasis"><text:span text:style-name="T37">Allow summarisation of notes using AI to highlight key information:</text:span></text:span><text:span text:style-name="T37"> </text:span><text:span text:style-name="T38">Helps users perform the</text:span><text:span text:style-name="T37"> "Distill" step of the CODE method from "Building a Second Brain" and helps with quick lookup and long-term readability of notes.</text:span></text:p>
        </text:list-item>
        <text:list-item>
          <text:p text:style-name="P174"><text:span text:style-name="Strong_20_Emphasis"><text:span text:style-name="T37">Enable quick and advanced note lookup based on context and keywords:</text:span></text:span><text:span text:style-name="T37"> Addresses the need for easy accessibility of notes (Anton's requirement) and improves upon the limitations of basic search in some existing apps.</text:span></text:p>
        </text:list-item>
        <text:list-item>
          <text:p text:style-name="P174"><text:span text:style-name="Strong_20_Emphasis"><text:span text:style-name="T37">Ensure cross-platform compatibility with automatic interface adjustments:</text:span></text:span><text:span text:style-name="T37"> </text:span><text:span text:style-name="T38">From the surveys conducted, </text:span><text:span text:style-name="T37">(70% value cross-platform accessibility, 35% cite poor cross-device support as a challenge) and Anton's need for access across devices.</text:span></text:p>
        </text:list-item>
        <text:list-item>
          <text:p text:style-name="P174"><text:span text:style-name="Strong_20_Emphasis"><text:span text:style-name="T37">Display user statistics, such as note completion rates and habit trends:</text:span></text:span><text:span text:style-name="T37"> Directly addresses the need for progress visualization (Anton's requirement) and the survey results (40% difficulty tracking progress, 60% desire habit tracking/goal visualization).</text:span></text:p>
        </text:list-item>
        <text:list-item>
          <text:p text:style-name="P174"><text:span text:style-name="Strong_20_Emphasis"><text:span text:style-name="T37">Allow users to customise the app’s appearance and preferences:</text:span></text:span><text:span text:style-name="T37"> While not a primary pain point, this improves user experience </text:span><text:span text:style-name="T38">and lets users</text:span></text:p>
        </text:list-item>
        <text:list-item>
          <text:p text:style-name="P174"><text:span text:style-name="Strong_20_Emphasis"><text:span text:style-name="T37">Include an archive feature to manage unused or outdated notes:</text:span></text:span><text:span text:style-name="T37"> Directly addresses the "Archive" component of the PARA method from "Building a Second Brain" .</text:span></text:p>
        </text:list-item>
        <text:list-item>
          <text:p text:style-name="P174"><text:span text:style-name="Strong_20_Emphasis"><text:span text:style-name="T37">Implement security measures to protect user data:</text:span></text:span><text:span text:style-name="T37"> </text:span><text:span text:style-name="T38">Users will have an expectation of privacy while using the app to store their personal data</text:span></text:p>
        </text:list-item>
      </text:list>
      <text:p text:style-name="P41">Keeping these 10 main objectives in mind, I formulated a list of tasks that I will need to complete in order to successfully implement this application.</text:p>
      <text:list xml:id="list134429802794399" text:continue-list="list134429135904383" text:style-name="L1">
        <text:list-item>
          <text:list>
            <text:list-item>
              <text:p text:style-name="P63"><text:bookmark-start text:name="__RefHeading___Toc3869_117426026"/>Coding objectives<text:bookmark-end text:name="__RefHeading___Toc3869_117426026"/></text:p>
              <text:list>
                <text:list-item>
                  <text:p text:style-name="P63"><text:bookmark-start text:name="__RefHeading___Toc3867_117426026"/>Database<text:bookmark-end text:name="__RefHeading___Toc3867_117426026"/></text:p>
                  <text:list>
                    <text:list-item>
                      <text:p text:style-name="P63"><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152">Create algorithms to generate unique IDs.</text:p>
                </text:list-item>
                <text:list-item>
                  <text:p text:style-name="P152">Configure usage access by limiting permissions of clients that will be used with the databases.</text:p>
                </text:list-item>
                <text:list-item>
                  <text:p text:style-name="P152"><text:soft-page-break/>Ensure that the database is encrypted and adheres to modern security standards.</text:p>
                </text:list-item>
                <text:list-item>
                  <text:p text:style-name="P155">Have a hashing algorithm to further encrypt user passwords.</text:p>
                </text:list-item>
                <text:list-item>
                  <text:p text:style-name="P155">Implement input sanitization to prevent attacks, such as SQL injection.</text:p>
                </text:list-item>
                <text:list-item>
                  <text:p text:style-name="P155">Use HTTPS for all communication.</text:p>
                </text:list-item>
                <text:list-item>
                  <text:p text:style-name="P158">Upon login, provide users with an identity token to keep them logged in.</text:p>
                </text:list-item>
                <text:list-item>
                  <text:p text:style-name="P160">Create functions to search notes by their vector representation instead of text.</text:p>
                </text:list-item>
              </text:list>
            </text:list-item>
          </text:list>
        </text:list-item>
      </text:list>
      <text:list xml:id="list134430300029575" text:continue-list="list134429802794399" text:style-name="L1">
        <text:list-item>
          <text:list>
            <text:list-item>
              <text:list>
                <text:list-item>
                  <text:list>
                    <text:list-item>
                      <text:p text:style-name="P63"><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153">Users</text:p>
                </text:list-item>
                <text:list-item>
                  <text:p text:style-name="P153">Notes</text:p>
                </text:list-item>
                <text:list-item>
                  <text:p text:style-name="P153">Tags</text:p>
                </text:list-item>
                <text:list-item>
                  <text:p text:style-name="P153">Habits</text:p>
                </text:list-item>
                <text:list-item>
                  <text:p text:style-name="P153">Statistics</text:p>
                </text:list-item>
                <text:list-item>
                  <text:p text:style-name="P153">Goals</text:p>
                </text:list-item>
                <text:list-item>
                  <text:p text:style-name="P153">Tasks</text:p>
                </text:list-item>
              </text:list>
            </text:list-item>
          </text:list>
        </text:list-item>
      </text:list>
      <text:list xml:id="list134430085081261" text:continue-list="list134430300029575" text:style-name="L1">
        <text:list-item>
          <text:list>
            <text:list-item>
              <text:list>
                <text:list-item>
                  <text:p text:style-name="P63"><text:bookmark-start text:name="__RefHeading___Toc3861_117426026"/>Design <text:span text:style-name="T33">the backend functionality</text:span>:<text:bookmark-end text:name="__RefHeading___Toc3861_117426026"/></text:p>
                </text:list-item>
              </text:list>
            </text:list-item>
          </text:list>
        </text:list-item>
      </text:list>
      <text:list text:style-name="L18">
        <text:list-item>
          <text:list>
            <text:list-item>
              <text:list>
                <text:list-item>
                  <text:p text:style-name="P137"><text:span text:style-name="T14">Have functionality to retrieve, create, update and delete various note types and tags, </text:span><text:span text:style-name="T15">using filters and pagination where needed.</text:span></text:p>
                </text:list-item>
                <text:list-item>
                  <text:p text:style-name="P140"><text:span text:style-name="T14">B</text:span><text:span text:style-name="T13">e able to authentify and register new users.</text:span></text:p>
                </text:list-item>
                <text:list-item>
                  <text:p text:style-name="P154">Link and unlink tags to and from notes.</text:p>
                </text:list-item>
                <text:list-item>
                  <text:p text:style-name="P154">Complete/uncomplete tasks.</text:p>
                </text:list-item>
                <text:list-item>
                  <text:p text:style-name="P138"><text:span text:style-name="T14">Retrieve user statistics </text:span><text:span text:style-name="T15">for several note types.</text:span></text:p>
                </text:list-item>
                <text:list-item>
                  <text:p text:style-name="P156">Be able to save user preferences.</text:p>
                </text:list-item>
                <text:list-item>
                  <text:p text:style-name="P157">Communicate with other APIs, such as one from Google or OpenAI to be able to pass submitted notes for AI summarization and return the result to the user.</text:p>
                </text:list-item>
                <text:list-item>
                  <text:p text:style-name="P159">Implement an archiving function.</text:p>
                </text:list-item>
                <text:list-item>
                  <text:p text:style-name="P139"><text:span text:style-name="T16">Create algorithms to vectorize notes for context-based searches</text:span><text:span text:style-name="T17"><text:line-break/></text:span></text:p>
                </text:list-item>
              </text:list>
            </text:list-item>
          </text:list>
        </text:list-item>
      </text:list>
      <text:list xml:id="list134428585476329" text:continue-list="list134430085081261" text:style-name="L1">
        <text:list-item>
          <text:list>
            <text:list-item>
              <text:list>
                <text:list-item>
                  <text:p text:style-name="P63"><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72">Design the overall layout of the app.</text:p>
                </text:list-item>
                <text:list-item>
                  <text:p text:style-name="P73"><text:soft-page-break/>Have a screen to view all notes for a selected note type with pagination and filter controls, along with the titles and tags of the notes displayed</text:p>
                </text:list-item>
                <text:list-item>
                  <text:p text:style-name="P73">Have a<text:span text:style-name="T31"> rich text editor for creating and editing notes (support for checklists and habit trackers).</text:span></text:p>
                </text:list-item>
                <text:list-item>
                  <text:p text:style-name="P72">Design a navigation bar, searching screens and alerts.</text:p>
                </text:list-item>
                <text:list-item>
                  <text:p text:style-name="P72">Have an account page where the user can edit their <text:span text:style-name="T32">d</text:span>etails.</text:p>
                </text:list-item>
                <text:list-item>
                  <text:p text:style-name="P73">Design the statistics page and unique widgets with information for each note type.</text:p>
                </text:list-item>
                <text:list-item>
                  <text:p text:style-name="P73">Ensure that the designs will adhere to accessibility standards.</text:p>
                </text:list-item>
                <text:list-item>
                  <text:p text:style-name="P75">Make the application cross-platform compatible by choosing a technology that supports such development natively, such as React.</text:p>
                </text:list-item>
                <text:list-item>
                  <text:p text:style-name="P75">Have error handling in place to prevent the app from crashing and communicate any errors to the user.</text:p>
                  <text:p text:style-name="P73"/>
                </text:list-item>
              </text:list>
            </text:list-item>
          </text:list>
        </text:list-item>
      </text:list>
      <text:list xml:id="list134428938211279" text:continue-list="list134428585476329" text:style-name="L1">
        <text:list-item>
          <text:list>
            <text:list-item>
              <text:list>
                <text:list-item>
                  <text:p text:style-name="P63"><text:bookmark-start text:name="__RefHeading___Toc3857_117426026"/>Validation<text:bookmark-end text:name="__RefHeading___Toc3857_117426026"/></text:p>
                  <text:list>
                    <text:list-item>
                      <text:p text:style-name="P63"><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93">Form validation on the UI to provide immediate feedback to users if data was incorrectly entered.</text:p>
                </text:list-item>
                <text:list-item>
                  <text:p text:style-name="P93">Validate passwords and emails to avoid unnecessary requests.</text:p>
                </text:list-item>
              </text:list>
            </text:list-item>
          </text:list>
        </text:list-item>
      </text:list>
      <text:list xml:id="list134429308136484" text:continue-list="list134428938211279" text:style-name="L1">
        <text:list-item>
          <text:list>
            <text:list-item>
              <text:list>
                <text:list-item>
                  <text:list>
                    <text:list-item>
                      <text:p text:style-name="P63"><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74">Input validation for all API endpoints.</text:p>
                </text:list-item>
                <text:list-item>
                  <text:p text:style-name="P74">Authentication and authorization checks to ensure users can only access their own data.</text:p>
                </text:list-item>
                <text:list-item>
                  <text:p text:style-name="P74">Ensure that new entries have unique IDs before inserting them to the database.</text:p>
                </text:list-item>
                <text:list-item>
                  <text:p text:style-name="P74">Impose a limit on the character length of submitted notes.</text:p>
                </text:list-item>
              </text:list>
            </text:list-item>
          </text:list>
        </text:list-item>
      </text:list>
      <text:p text:style-name="P3"><text:line-break/></text:p>
      <text:list text:continue-list="list134429308136484" text:style-name="L1">
        <text:list-item>
          <text:list>
            <text:list-item>
              <text:p text:style-name="P63"><text:bookmark-start text:name="__RefHeading___Toc3851_117426026"/>Proposed solution<text:bookmark-end text:name="__RefHeading___Toc3851_117426026"/></text:p>
              <text:p text:style-name="P161">My solution this feature-rich note-taking application leverages a robust and scalable technology stack. For the user interface, I will utilize ReactJS, a powerful JavaScript library for building dynamic and responsive single-page applications. <text:span text:style-name="T58">To speed up design, I will </text:span><text:soft-page-break/><text:span text:style-name="T58">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166">A</text:p>
            </text:list-item>
          </text:list>
        </text:list-item>
        <text:list-item>
          <text:p text:style-name="P63"><text:bookmark-start text:name="__RefHeading___Toc3849_117426026"/>Documented Design<text:bookmark-end text:name="__RefHeading___Toc3849_117426026"/></text:p>
          <text:list>
            <text:list-item>
              <text:p text:style-name="P63"><text:bookmark-start text:name="__RefHeading___Toc3847_117426026"/>User data flow<text:bookmark-end text:name="__RefHeading___Toc3847_117426026"/></text:p>
              <text:list>
                <text:list-item>
                  <text:p text:style-name="P63"><text:bookmark-start text:name="__RefHeading___Toc3845_117426026"/>Determining frontend-backend communication<text:bookmark-end text:name="__RefHeading___Toc3845_117426026"/></text:p>
                  <text:list>
                    <text:list-item>
                      <text:p text:style-name="P63"><text:bookmark-start text:name="__RefHeading___Toc3843_117426026"/>Optimistic updating<text:bookmark-end text:name="__RefHeading___Toc3843_117426026"/></text:p>
                      <text:p text:style-name="P149">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63"><text:bookmark-start text:name="__RefHeading___Toc3841_117426026"/>Pessimistic updating<text:bookmark-end text:name="__RefHeading___Toc3841_117426026"/></text:p>
                      <text:p text:style-name="P149">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63"><text:bookmark-start text:name="__RefHeading___Toc3839_117426026"/>Why I chose optimistic updating<text:bookmark-end text:name="__RefHeading___Toc3839_117426026"/></text:p>
                      <text:p text:style-name="P149">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63"><text:bookmark-start text:name="__RefHeading___Toc3837_117426026"/>Creating data flow diagrams<text:bookmark-end text:name="__RefHeading___Toc3837_117426026"/></text:p>
                  <text:list>
                    <text:list-item>
                      <text:p text:style-name="P63"><text:bookmark-start text:name="__RefHeading___Toc3835_117426026"/>Note creation<text:bookmark-end text:name="__RefHeading___Toc3835_117426026"/></text:p>
                      <text:p text:style-name="P167"><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13"><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63"><text:bookmark-start text:name="__RefHeading___Toc3833_117426026"/>Editing a note<text:bookmark-end text:name="__RefHeading___Toc3833_117426026"/></text:p>
                      <text:p text:style-name="P99"><text:bookmark text:name="docs-internal-guid-7fa89df9-7fff-9fa6-9492-15862a69dad5"/><text:span text:style-name="T34"><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10"><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63"><text:bookmark-start text:name="__RefHeading___Toc3831_117426026"/>Fetch all notes of a specific type<text:bookmark-end text:name="__RefHeading___Toc3831_117426026"/></text:p>
                      <text:p text:style-name="P99"><text:bookmark text:name="docs-internal-guid-c0e41830-7fff-706e-2966-012a1c328c42"/><text:span text:style-name="T34"><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149"><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63"><text:bookmark-start text:name="__RefHeading___Toc3829_117426026"/>Fetch one note<text:bookmark-end text:name="__RefHeading___Toc3829_117426026"/></text:p>
                    </text:list-item>
                  </text:list>
                </text:list-item>
              </text:list>
            </text:list-item>
          </text:list>
        </text:list-item>
      </text:list>
      <text:p text:style-name="P5"/>
      <text:p text:style-name="P25"><text:bookmark text:name="docs-internal-guid-a474ed06-7fff-4799-bdec-8dcd63dd5f4b"/><text:span text:style-name="T34"><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14"><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34429502226098" text:continue-numbering="true" text:style-name="L1">
        <text:list-item>
          <text:list>
            <text:list-item>
              <text:list>
                <text:list-item>
                  <text:list>
                    <text:list-item>
                      <text:p text:style-name="P63"><text:bookmark-start text:name="__RefHeading___Toc3827_117426026"/>Delete a note<text:bookmark-end text:name="__RefHeading___Toc3827_117426026"/></text:p>
                      <text:p text:style-name="P99"><text:bookmark text:name="docs-internal-guid-b8c60e8a-7fff-3137-0c20-093ccd0458ed"/><text:span text:style-name="T34"><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77"><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63"><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78">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78">“Exact” search mode. The query will be used to look up title or content fields in the database using SQL querying</text:p>
        </text:list-item>
        <text:list-item>
          <text:p text:style-name="P79">“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34429502226098" text:style-name="L1">
        <text:list-item>
          <text:list>
            <text:list-item>
              <text:list>
                <text:list-item>
                  <text:list>
                    <text:list-header>
                      <text:p text:style-name="P77">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text:p>
      <text:list text:continue-numbering="true" text:style-name="L1">
        <text:list-item>
          <text:list>
            <text:list-item>
              <text:list>
                <text:list-item>
                  <text:list>
                    <text:list-header>
                      <text:p text:style-name="P99"><text:bookmark text:name="docs-internal-guid-cdf87131-7fff-b354-26da-af4879d25468"/><text:span text:style-name="T34"><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4"/>
      <text:p text:style-name="P4"><text:soft-page-break/></text:p>
      <text:list text:continue-numbering="true" text:style-name="L1">
        <text:list-item>
          <text:list>
            <text:list-item>
              <text:list>
                <text:list-item>
                  <text:list>
                    <text:list-item>
                      <text:p text:style-name="P63"><text:bookmark-start text:name="__RefHeading___Toc3823_117426026"/>Tag workflow<text:bookmark-end text:name="__RefHeading___Toc3823_117426026"/></text:p>
                      <text:p text:style-name="P80">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80"><text:bookmark text:name="docs-internal-guid-7891c39b-7fff-1493-4500-7c846abaeac2"/><text:span text:style-name="T34"><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80">This procedure is executed alongside any note creation or editing procedure whenever the selected tag ids differ from the fetched ones.</text:p>
                      <text:p text:style-name="P80"/>
                    </text:list-item>
                    <text:list-item>
                      <text:p text:style-name="P63"><text:bookmark-start text:name="__RefHeading___Toc3821_117426026"/><text:soft-page-break/>Registering and logging users in<text:bookmark-end text:name="__RefHeading___Toc3821_117426026"/></text:p>
                      <text:p text:style-name="P150"><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47">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63"><text:bookmark-start text:name="__RefHeading___Toc3819_117426026"/>Backend<text:bookmark-end text:name="__RefHeading___Toc3819_117426026"/></text:p>
              <text:list>
                <text:list-item>
                  <text:p text:style-name="P63"><text:bookmark-start text:name="__RefHeading___Toc3817_117426026"/>Designing the database<text:bookmark-end text:name="__RefHeading___Toc3817_117426026"/></text:p>
                  <text:list>
                    <text:list-item>
                      <text:p text:style-name="P63"><text:bookmark-start text:name="__RefHeading___Toc3815_117426026"/>Detecting patterns in data representation<text:bookmark-end text:name="__RefHeading___Toc3815_117426026"/></text:p>
                    </text:list-item>
                  </text:list>
                  <text:p text:style-name="P80">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80">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63"><text:bookmark-start text:name="__RefHeading___Toc3813_117426026"/>Choosing the database<text:bookmark-end text:name="__RefHeading___Toc3813_117426026"/></text:p>
                    </text:list-item>
                  </text:list>
                  <text:p text:style-name="P80">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63"><text:bookmark-start text:name="__RefHeading___Toc3811_117426026"/>Efficiency<text:bookmark-end text:name="__RefHeading___Toc3811_117426026"/></text:p>
                    </text:list-item>
                  </text:list>
                  <text:p text:style-name="P80">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63"><text:bookmark-start text:name="__RefHeading___Toc3809_117426026"/><text:soft-page-break/>Data Types and Functions:<text:bookmark-end text:name="__RefHeading___Toc3809_117426026"/></text:p>
                    </text:list-item>
                  </text:list>
                  <text:p text:style-name="P80">Postgres supports a wide range of data types such as UUID for primary keys, which will accommodate various note content formats and use cases.</text:p>
                  <text:list text:continue-numbering="true">
                    <text:list-item>
                      <text:p text:style-name="P63"><text:bookmark-start text:name="__RefHeading___Toc3807_117426026"/>Why use UUID?<text:bookmark-end text:name="__RefHeading___Toc3807_117426026"/></text:p>
                    </text:list-item>
                  </text:list>
                  <text:p text:style-name="P80">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63"><text:bookmark-start text:name="__RefHeading___Toc3805_117426026"/>Performance:<text:bookmark-end text:name="__RefHeading___Toc3805_117426026"/></text:p>
                    </text:list-item>
                  </text:list>
                  <text:p text:style-name="P80">The database is designed to scale efficiently, handling large volumes of data and supporting high-performance queries, which will speed up note loading and retrieval.</text:p>
                  <text:list text:continue-numbering="true">
                    <text:list-item>
                      <text:p text:style-name="P63"><text:bookmark-start text:name="__RefHeading___Toc3803_117426026"/>Security:<text:bookmark-end text:name="__RefHeading___Toc3803_117426026"/></text:p>
                    </text:list-item>
                  </text:list>
                  <text:p text:style-name="P80">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63"><text:bookmark-start text:name="__RefHeading___Toc3801_117426026"/><text:soft-page-break/>Database relationships<text:bookmark-end text:name="__RefHeading___Toc3801_117426026"/></text:p>
                  <text:p text:style-name="P100"><text:bookmark text:name="docs-internal-guid-600616be-7fff-c615-c856-caf18041429b"/><text:span text:style-name="T34"><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92">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81"/>
                  <text:p text:style-name="P81">After picking the appropriate database, I started planning the tables that could be possibly useful for storing note and user data.</text:p>
                  <text:list>
                    <text:list-item>
                      <text:p text:style-name="P63"><text:bookmark-start text:name="__RefHeading___Toc3799_117426026"/>User data<text:bookmark-end text:name="__RefHeading___Toc3799_117426026"/></text:p>
                    </text:list-item>
                  </text:list>
                  <text:p text:style-name="P81">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81"/>
                  <text:p text:style-name="P81"><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63"><text:bookmark-start text:name="__RefHeading___Toc3797_117426026"/>Notes<text:bookmark-end text:name="__RefHeading___Toc3797_117426026"/></text:p>
                      <text:p text:style-name="P71"><text:span text:style-name="T30">The main table for each note, no matter its note type, is the Notes table. It contains the fields universal for all note types, such as the title, content, type and the vector </text:span><text:span text:style-name="T25">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27">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05">Main notes table:</text:p>
                                        </text:list-header>
                                      </text:list>
                                    </text:list-item>
                                  </text:list>
                                </text:list-item>
                              </text:list>
                            </text:list-item>
                          </text:list>
                        </text:list-item>
                      </text:list>
                    </text:list-item>
                  </text:list>
                </text:list-item>
              </text:list>
            </text:list-item>
          </text:list>
        </text:list-item>
      </text:list>
      <text:p text:style-name="P111" loext:marker-style-name="T68"><text:span text:style-name="T3">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11" loext:marker-style-name="T68"><text:span text:style-name="T5">Tables for the “Task” note type:</text:span></text:p>
      <text:p text:style-name="P112" loext:marker-style-name="T68"><text:span text:style-name="T3">CREATE TABLE tasks (<text:line-break/> id uuid DEFAULT uuid_generate_v4() NOT NULL,<text:line-break/> note_id uuid,<text:line-break/></text:span><text:soft-page-break/><text:span text:style-name="T3"> completed boolean DEFAULT false,<text:line-break/> due_date timestamp without time zone,<text:line-break/> completion_timestamp timestamp without time zone<text:line-break/>);</text:span></text:p>
      <text:p text:style-name="P106" loext:marker-style-name="T28"/>
      <text:p text:style-name="P113" loext:marker-style-name="T68"><text:span text:style-name="T3">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07" loext:marker-style-name="T28"/>
      <text:p text:style-name="P113" loext:marker-style-name="T68"><text:span text:style-name="T5">Tables for the “Habit” note type:</text:span></text:p>
      <text:p text:style-name="P113" loext:marker-style-name="T68"><text:span text:style-name="T4">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08" loext:marker-style-name="T29"/>
      <text:p text:style-name="P108" loext:marker-style-name="T29"/>
      <text:p text:style-name="P113" loext:marker-style-name="T68"><text:span text:style-name="T5">Ability to link multiple tasks to a single habit</text:span></text:p>
      <text:p text:style-name="P113" loext:marker-style-name="T68"><text:span text:style-name="T4">CREATE TABLE habittasks ( <text:line-break/> <text:s text:c="3"/>habit_id uuid,<text:line-break/> <text:s text:c="3"/>task_id uuid<text:line-break/>);</text:span></text:p>
      <text:p text:style-name="P109" loext:marker-style-name="T29"/>
      <text:p text:style-name="P113" loext:marker-style-name="T68"><text:span text:style-name="T5">Tables for the “Goal” note type:</text:span></text:p>
      <text:p text:style-name="P112" loext:marker-style-name="T68"><text:span text:style-name="T3">CREATE TABLE goals (<text:line-break/> id uuid DEFAULT uuid_generate_v4() NOT NULL,<text:line-break/> note_id uuid,<text:line-break/> completion_timestamp timestamp without time zone,<text:line-break/> due_date timestamp without time zone<text:line-break/>);</text:span></text:p>
      <text:p text:style-name="P113" loext:marker-style-name="T68"><text:soft-page-break/><text:span text:style-name="T5"/></text:p>
      <text:p text:style-name="P113" loext:marker-style-name="T68"><text:span text:style-name="T5">A table for subgoals(checkpoints)</text:span></text:p>
      <text:p text:style-name="P112" loext:marker-style-name="T68"><text:span text:style-name="T3">CREATE TABLE milestones (<text:line-break/> id uuid DEFAULT uuid_generate_v4() NOT NULL,<text:line-break/> goal_id uuid,<text:line-break/> description text,<text:line-break/> ms_index integer,<text:line-break/> completed boolean DEFAULT false<text:line-break/>);</text:span></text:p>
      <text:p text:style-name="P112" loext:marker-style-name="T68"><text:span text:style-name="T3"/></text:p>
      <text:p text:style-name="P103" loext:marker-style-name="T68"><text:span text:style-name="T3"/></text:p>
      <text:list text:continue-numbering="true" text:style-name="L1">
        <text:list-item>
          <text:list>
            <text:list-item>
              <text:list>
                <text:list-item>
                  <text:list>
                    <text:list-item>
                      <text:p text:style-name="P65"><text:bookmark-start text:name="__RefHeading___Toc3795_117426026"/>Tagging<text:bookmark-end text:name="__RefHeading___Toc3795_117426026"/></text:p>
                      <text:p text:style-name="P82">Tags are independent from notes, so a corresponding table containing data about tags, such as their name and color, will be connected to notes using a separate table, called NoteTags, where note and tag ids are linked together.</text:p>
                      <text:p text:style-name="P82"/>
                      <text:p text:style-name="P82">CREATE TABLE tags (</text:p>
                      <text:p text:style-name="P82">id uuid DEFAULT uuid_generate_v4() NOT NULL,</text:p>
                      <text:p text:style-name="P82">name character varying(50) NOT NULL,</text:p>
                      <text:p text:style-name="P82">color character varying(7) NOT NULL,user_id uuid);</text:p>
                      <text:p text:style-name="P82"/>
                      <text:p text:style-name="P82">CREATE TABLE notetags (</text:p>
                      <text:p text:style-name="P82">note_id uuid NOT NULL,tag_id </text:p>
                      <text:p text:style-name="P82">uuid NOT NULL</text:p>
                      <text:p text:style-name="P82">);</text:p>
                      <text:p text:style-name="P82"/>
                    </text:list-item>
                    <text:list-item>
                      <text:p text:style-name="P65"><text:bookmark-start text:name="__RefHeading___Toc3793_117426026"/>Statistics<text:bookmark-end text:name="__RefHeading___Toc3793_117426026"/></text:p>
                      <text:p text:style-name="P82">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6"><text:s text:c="7"/></text:p>
      <text:p text:style-name="P16">CREATE TABLE taskstatistics (</text:p>
      <text:p text:style-name="P16"><text:s text:c="4"/>user_id uuid,</text:p>
      <text:p text:style-name="P16"><text:soft-page-break/><text:s text:c="4"/>total_completed_tasks integer DEFAULT 0,</text:p>
      <text:p text:style-name="P16"><text:s text:c="4"/>weekly_completed_tasks integer DEFAULT 0,</text:p>
      <text:p text:style-name="P16"><text:s text:c="4"/>monthly_completed_tasks integer DEFAULT 0</text:p>
      <text:p text:style-name="P16">);</text:p>
      <text:p text:style-name="P16"><text:s text:c="15"/></text:p>
      <text:p text:style-name="P16">CREATE TABLE goalhistory (</text:p>
      <text:p text:style-name="P16"><text:s/>user_id uuid,</text:p>
      <text:p text:style-name="P16"><text:s/>goal_id uuid,</text:p>
      <text:p text:style-name="P16"><text:s/>completion_timestamp timestamp without time zone</text:p>
      <text:p text:style-name="P16">);</text:p>
      <text:p text:style-name="P16"><text:s text:c="15"/></text:p>
      <text:p text:style-name="P16">CREATE TABLE habitcompletion (</text:p>
      <text:p text:style-name="P16"><text:s/>habit_id uuid,</text:p>
      <text:p text:style-name="P16"><text:s/>completion_date date</text:p>
      <text:p text:style-name="P16">);</text:p>
      <text:p text:style-name="P16"><text:s text:c="7"/></text:p>
      <text:list xml:id="list134429547713089" text:continue-numbering="true" text:style-name="L1">
        <text:list-item>
          <text:list>
            <text:list-item>
              <text:list>
                <text:list-item>
                  <text:list>
                    <text:list-item>
                      <text:p text:style-name="P65"><text:bookmark-start text:name="__RefHeading___Toc3791_117426026"/>Conclusion<text:bookmark-end text:name="__RefHeading___Toc3791_117426026"/></text:p>
                      <text:p text:style-name="P81">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81"/>
                    </text:list-item>
                  </text:list>
                </text:list-item>
                <text:list-item>
                  <text:p text:style-name="P65"><text:bookmark-start text:name="__RefHeading___Toc3789_117426026"/>Backend file structure<text:bookmark-end text:name="__RefHeading___Toc3789_117426026"/></text:p>
                </text:list-item>
              </text:list>
            </text:list-item>
          </text:list>
        </text:list-item>
      </text:list>
      <text:p text:style-name="P17">The structure I came up with follows common Python project conventions and uses a combination of modules for separation of concerns and a utils directory for reusable utility functions:</text:p>
      <text:list text:style-name="L23">
        <text:list-item>
          <text:p text:style-name="P94">models</text:p>
          <text:list>
            <text:list-item>
              <text:p text:style-name="P94">w2v.model</text:p>
            </text:list-item>
          </text:list>
        </text:list-item>
        <text:list-item>
          <text:p text:style-name="P94">modules</text:p>
          <text:list>
            <text:list-item>
              <text:p text:style-name="P94"><text:soft-page-break/>__init__.py</text:p>
            </text:list-item>
            <text:list-item>
              <text:p text:style-name="P94">goals.py</text:p>
            </text:list-item>
            <text:list-item>
              <text:p text:style-name="P94">tasks.py</text:p>
            </text:list-item>
            <text:list-item>
              <text:p text:style-name="P94">universal.py</text:p>
            </text:list-item>
            <text:list-item>
              <text:p text:style-name="P94">etc</text:p>
            </text:list-item>
          </text:list>
        </text:list-item>
        <text:list-item>
          <text:p text:style-name="P94">utils</text:p>
          <text:list>
            <text:list-item>
              <text:p text:style-name="P94">__init__.py</text:p>
            </text:list-item>
            <text:list-item>
              <text:p text:style-name="P94">word2vec.py</text:p>
            </text:list-item>
            <text:list-item>
              <text:p text:style-name="P94">utils.py</text:p>
            </text:list-item>
            <text:list-item>
              <text:p text:style-name="P94">etc</text:p>
            </text:list-item>
          </text:list>
        </text:list-item>
        <text:list-item>
          <text:p text:style-name="P94">app.py</text:p>
        </text:list-item>
        <text:list-item>
          <text:p text:style-name="P94">config.py</text:p>
        </text:list-item>
        <text:list-item>
          <text:p text:style-name="P94">validation.py</text:p>
        </text:list-item>
      </text:list>
      <text:p text:style-name="P43"><text:span text:style-name="T18"/></text:p>
      <text:p text:style-name="P18">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3"><text:span text:style-name="T18">On the other hand, more complicated algorithms, such as text vectorization do deserve a separate file, which will be placed in the utils folder of the root directory. </text:span><text:span text:style-name="T19">Any remaining functions without an endpoint will be put in utils.py.</text:span></text:p>
      <text:p text:style-name="P44"><text:span text:style-name="T18">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0">py</text:span><text:span text:style-name="T18"> will contain validation forms for user submitted data to sanitize the inputs in notes or to add an additional layer of type safety and security before inserting data into the database.</text:span></text:p>
      <text:list text:continue-list="list134429547713089" text:style-name="L1">
        <text:list-item>
          <text:list>
            <text:list-item>
              <text:list>
                <text:list-item>
                  <text:p text:style-name="P65"><text:bookmark-start text:name="__RefHeading___Toc3787_117426026"/>OOP<text:bookmark-end text:name="__RefHeading___Toc3787_117426026"/></text:p>
                  <text:p text:style-name="P83">OOP <text:span text:style-name="T70">(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65"><text:bookmark-start text:name="__RefHeading___Toc3785_117426026"/>Constructing note processing code<text:bookmark-end text:name="__RefHeading___Toc3785_117426026"/></text:p>
                    </text:list-item>
                  </text:list>
                  <text:p text:style-name="P84">In the context of my note-taking app, we can apply OOP by creating classes to represent key entities like Notes, Users, and Tags. These classes would encapsulate data and methods that operate on that data.</text:p>
                  <text:p text:style-name="P85">However, <text:span text:style-name="T71">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85"><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6"/>
      <text:p text:style-name="P6"/>
      <text:p text:style-name="P6"/>
      <text:p text:style-name="P6"/>
      <text:p text:style-name="P19">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2">s</text:span>.</text:p>
      <text:list text:continue-numbering="true" text:style-name="L1">
        <text:list-item>
          <text:list>
            <text:list-item>
              <text:list>
                <text:list-item>
                  <text:list>
                    <text:list-item>
                      <text:p text:style-name="P65"><text:bookmark-start text:name="__RefHeading___Toc3783_117426026"/><text:soft-page-break/>Simplifying validation schemas<text:bookmark-end text:name="__RefHeading___Toc3783_117426026"/></text:p>
                    </text:list-item>
                  </text:list>
                  <text:p text:style-name="P86">Object-Oriented Programming <text:span text:style-name="T76">can also be uset so implify</text:span> validation schemas by creating a <text:span text:style-name="Source_20_Text"><text:span text:style-name="T46">base schema</text:span></text:span> class. This class acts like a blueprint, defining common fields <text:span text:style-name="T76">such as </text:span>title, content, tags and their validation rules . Other schema classes inherit from <text:span text:style-name="T76">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6">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20"><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7"/>
      <text:p text:style-name="P7"/>
      <text:p text:style-name="P7"/>
      <text:p text:style-name="P7"/>
      <text:p text:style-name="P7"/>
      <text:p text:style-name="P21">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34429443499539" text:continue-numbering="true" text:style-name="L1">
        <text:list-item>
          <text:list>
            <text:list-item>
              <text:p text:style-name="P65"><text:bookmark-start text:name="__RefHeading___Toc3781_117426026"/>Frontend<text:bookmark-end text:name="__RefHeading___Toc3781_117426026"/></text:p>
              <text:list>
                <text:list-item>
                  <text:p text:style-name="P65"><text:bookmark-start text:name="__RefHeading___Toc3779_117426026"/>User data on the frontend<text:bookmark-end text:name="__RefHeading___Toc3779_117426026"/></text:p>
                  <text:p text:style-name="P95">Now that we’ve established how the data will be stored and processed on the backend, it’s time to delve deeper into how will it be collected and displayed to users.</text:p>
                  <text:p text:style-name="P162">Frontend applications often employ a state management system to efficiently handle and update data displayed to the user. This <text:span text:style-name="T50">may include information about the</text:span> current<text:span text:style-name="T50">ly selected</text:span> note, a list of notes, loading status, and any validation errors.</text:p>
                </text:list-item>
              </text:list>
            </text:list-item>
          </text:list>
        </text:list-item>
      </text:list>
      <text:p text:style-name="P40"><text:soft-page-break/>The data flow <text:span text:style-name="T35">involves these</text:span> steps:</text:p>
      <text:list text:style-name="L24">
        <text:list-item>
          <text:p text:style-name="P175"><text:span text:style-name="Strong_20_Emphasis"><text:span text:style-name="T36">Fetching Data:</text:span></text:span><text:span text:style-name="T36"> When the application starts or when the user r</text:span><text:span text:style-name="T47">eloads the page</text:span><text:span text:style-name="T36"> to view notes, the application fetches an initial set of note </text:span><text:span text:style-name="T47">previews</text:span><text:span text:style-name="T36"> from a backend API </text:span><text:span text:style-name="T47">based on the user’s pagination settings and the size of the display. Previews will have the note title and contents cut to speed up loading times and avoid loading long notes. </text:span><text:span text:style-name="T36">This data is then stored in the application's state.</text:span></text:p>
        </text:list-item>
        <text:list-item>
          <text:p text:style-name="P175"><text:span text:style-name="Strong_20_Emphasis"><text:span text:style-name="T36">User Interaction:</text:span></text:span><text:span text:style-name="T36"> As the user interacts with the application (e.g., creating, editing, or deleting notes), the application updates its internal state </text:span><text:span text:style-name="T47">optimistically </text:span><text:span text:style-name="T36">to reflect these changes. For example, when a user starts creating a new note, a new note object is created and added to the state </text:span><text:span text:style-name="T47">and a request is sent to the backend to process and store the submitted data or reflect any changes, following one of the flowcharts in </text:span><text:span text:style-name="T48">2.1.2</text:span><text:span text:style-name="T36">.</text:span></text:p>
        </text:list-item>
        <text:list-item>
          <text:p text:style-name="P175"><text:span text:style-name="Strong_20_Emphasis"><text:span text:style-name="T36">Data Display:</text:span></text:span><text:span text:style-name="T36"> The application uses the updated state to render the user interface. For example, the list of notes is dynamically updated as new notes are created or existing ones are modified, </text:span><text:span text:style-name="T49">all while the request may not have even reached the backend</text:span><text:span text:style-name="T36">. </text:span><text:span text:style-name="T49">Any changes are reverted if the request fails and an error message is displayed</text:span></text:p>
        </text:list-item>
      </text:list>
      <text:p text:style-name="P40">This general data flow ensures that the user interface always reflects the latest state of the application's data, providing a seamless and responsive user experience.</text:p>
      <text:list xml:id="list134430107914003" text:continue-list="list134429443499539" text:style-name="L1">
        <text:list-item>
          <text:list>
            <text:list-item>
              <text:list>
                <text:list-item>
                  <text:p text:style-name="P65"><text:bookmark-start text:name="__RefHeading___Toc3777_117426026"/>Frontend <text:span text:style-name="T66">file structure</text:span><text:bookmark-end text:name="__RefHeading___Toc3777_117426026"/></text:p>
                  <text:p text:style-name="P96">Since the frontend of the application will be built with the React framework using JavaScript and TypeScript, the file structure will be predetermined by web application generation tools, such as Vite, <text:span text:style-name="T67">unlike on the backend</text:span>. Vite and similar tools provide a faster development experience for modern web projects. Running a simple command would create the basic components of a web ap<text:span text:style-name="T64">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22"/>
      <text:list text:style-name="L25">
        <text:list-item>
          <text:p text:style-name="P97">node_modules</text:p>
        </text:list-item>
        <text:list-item>
          <text:p text:style-name="P97">components</text:p>
        </text:list-item>
        <text:list-item>
          <text:p text:style-name="P97">public</text:p>
        </text:list-item>
        <text:list-item>
          <text:p text:style-name="P97">src</text:p>
          <text:list>
            <text:list-item>
              <text:p text:style-name="P97">api</text:p>
            </text:list-item>
            <text:list-item>
              <text:p text:style-name="P98">types</text:p>
              <text:list>
                <text:list-item>
                  <text:p text:style-name="P98"><text:soft-page-break/>taskTypes.ts</text:p>
                </text:list-item>
              </text:list>
            </text:list-item>
            <text:list-item>
              <text:p text:style-name="P98">tasksApi.ts</text:p>
            </text:list-item>
            <text:list-item>
              <text:p text:style-name="P97">Pages</text:p>
              <text:list>
                <text:list-item>
                  <text:p text:style-name="P97">Tasks</text:p>
                  <text:list>
                    <text:list-item>
                      <text:p text:style-name="P97">Components</text:p>
                    </text:list-item>
                    <text:list-item>
                      <text:p text:style-name="P97">Tasks.tsx</text:p>
                    </text:list-item>
                    <text:list-item>
                      <text:p text:style-name="P97">useTasks.ts</text:p>
                    </text:list-item>
                  </text:list>
                </text:list-item>
                <text:list-item>
                  <text:p text:style-name="P97">Account</text:p>
                </text:list-item>
                <text:list-item>
                  <text:p text:style-name="P97">Dashboard</text:p>
                </text:list-item>
              </text:list>
            </text:list-item>
            <text:list-item>
              <text:p text:style-name="P97">index.css</text:p>
            </text:list-item>
            <text:list-item>
              <text:p text:style-name="P97">routes.tsx</text:p>
            </text:list-item>
            <text:list-item>
              <text:p text:style-name="P97">main.tsx</text:p>
            </text:list-item>
            <text:list-item>
              <text:p text:style-name="P97">etc</text:p>
            </text:list-item>
          </text:list>
        </text:list-item>
        <text:list-item>
          <text:p text:style-name="P97">index.html</text:p>
        </text:list-item>
        <text:list-item>
          <text:p text:style-name="P97">.gitignore</text:p>
        </text:list-item>
        <text:list-item>
          <text:p text:style-name="P97">other configuration files</text:p>
        </text:list-item>
      </text:list>
      <text:p text:style-name="P23"/>
      <text:p text:style-name="P23">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23">The first folder necessarily involved with development of the app would be components, which would contain any reusable components such as buttons, cards or layout components. <text:span text:style-name="T65">Public conventionally contains fonts, any images used in the website, documents or icons, so the user’s web browser would know in advance about the media it would have to load.</text:span></text:p>
      <text:p text:style-name="P24">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4">Finally, the api folder will contain files involved with moving data between frontend and backend. It will contain <text:span text:style-name="T66">interfaces and schemas for type safety and validation, as well as CRUD (create, re</text:span><text:span text:style-name="T69">ad</text:span><text:span text:style-name="T66">, update, delete) methods on predetermined backend endpoints.</text:span></text:p>
      <text:list xml:id="list134430436624454" text:continue-list="list134430107914003" text:style-name="L1">
        <text:list-item>
          <text:list>
            <text:list-item>
              <text:list>
                <text:list-item>
                  <text:p text:style-name="P65"/>
                </text:list-item>
                <text:list-item>
                  <text:p text:style-name="P65"/>
                </text:list-item>
              </text:list>
            </text:list-item>
            <text:list-item>
              <text:p text:style-name="P65"><text:bookmark-start text:name="__RefHeading___Toc3775_117426026"/>User Interface<text:bookmark-end text:name="__RefHeading___Toc3775_117426026"/></text:p>
              <text:list>
                <text:list-item>
                  <text:p text:style-name="P65"><text:bookmark-start text:name="__RefHeading___Toc3773_117426026"/>The 10 principles of good design<text:bookmark-end text:name="__RefHeading___Toc3773_117426026"/></text:p>
                </text:list-item>
              </text:list>
              <text:p text:style-name="P151"><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63">Good design is innovative</text:p>
        </text:list-item>
        <text:list-item>
          <text:p text:style-name="P164">Good design makes a product useful</text:p>
        </text:list-item>
        <text:list-item>
          <text:p text:style-name="P164">Good design is aesthetic</text:p>
        </text:list-item>
        <text:list-item>
          <text:p text:style-name="P164">Good design makes a product understandable</text:p>
        </text:list-item>
        <text:list-item>
          <text:p text:style-name="P164">Good design is unobtrusive</text:p>
        </text:list-item>
        <text:list-item>
          <text:p text:style-name="P164">Good design is honest</text:p>
        </text:list-item>
        <text:list-item>
          <text:p text:style-name="P164">Good design is long-lasting</text:p>
        </text:list-item>
        <text:list-item>
          <text:p text:style-name="P164">Good design is thorough down to the last detail</text:p>
        </text:list-item>
        <text:list-item>
          <text:p text:style-name="P164">Good design is environmentally friendly</text:p>
        </text:list-item>
        <text:list-item>
          <text:p text:style-name="P165">Good design is as little design as possible</text:p>
          <text:p text:style-name="P148">Even though not all of these principles can apply to digital designs or this specific scenario, they will still be referred to throughout the design process.</text:p>
        </text:list-item>
      </text:list>
      <text:list text:continue-list="list134430436624454" text:style-name="L1">
        <text:list-item>
          <text:list>
            <text:list-item>
              <text:list>
                <text:list-item>
                  <text:p text:style-name="P65"><text:bookmark-start text:name="__RefHeading___Toc3771_117426026"/>Design as an iterative process<text:bookmark-end text:name="__RefHeading___Toc3771_117426026"/></text:p>
                  <text:p text:style-name="P81">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65"><text:bookmark-start text:name="__RefHeading___Toc3769_117426026"/>Creating wireframes<text:bookmark-end text:name="__RefHeading___Toc3769_117426026"/></text:p>
                </text:list-item>
              </text:list>
            </text:list-item>
          </text:list>
        </text:list-item>
      </text:list>
      <text:p text:style-name="P4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46">Before beginning with the wireframes, let’s establish a simple code which will be used to denote various elements on the webpage, in accordance with industry standards:</text:p>
      <text:p text:style-name="P48">Button</text:p>
      <text:p text:style-name="P45"><text:bookmark text:name="docs-internal-guid-8205fcd4-7fff-38d2-51b8-68ca219d40aa"/><text:span text:style-name="T1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46">A button is denoted by a black box with or without any text inside</text:p>
      <text:p text:style-name="P48">Icon </text:p>
      <text:p text:style-name="P45"><text:bookmark text:name="docs-internal-guid-a54d986e-7fff-9d20-312f-d527417b60ad"/><text:span text:style-name="T1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46">Icons or images are crossed wireframe boxes</text:p>
      <text:p text:style-name="P48">Legend</text:p>
      <text:p text:style-name="P46">The left of each wireframe is designated to the legend of the wireframe, which contains descriptions of primary components of the wireframe.</text:p>
      <text:p text:style-name="P46"><text:soft-page-break/>On the other hand, the right side of the screen may be used for additional notes, such as explaining the usage of buttons which were too small to have text inside.</text:p>
      <text:p text:style-name="P48">Cards</text:p>
      <text:p text:style-name="P46">Each different card or element which is not a button or an icon is colored in a different shade of gray to be easier to distinguish from other elements of the design.</text:p>
      <text:p text:style-name="P36">Having considered the objectives in Analysis, I came to the following pages and elements that need to be sketched out first:</text:p>
      <text:p text:style-name="P15"/>
      <text:list text:continue-numbering="true" text:style-name="L1">
        <text:list-item>
          <text:list>
            <text:list-item>
              <text:list>
                <text:list-item>
                  <text:list>
                    <text:list-item>
                      <text:p text:style-name="P65"><text:bookmark text:name="docs-internal-guid-0743045d-7fff-97d0-3700-a0947db25c55"/><text:bookmark-start text:name="__RefHeading___Toc3767_117426026"/><text:span text:style-name="T51">A generic note viewing and editing page, which supports organization by tagging, additional form fields and timestamps</text:span><text:span text:style-name="T56">.</text:span> <text:bookmark-end text:name="__RefHeading___Toc3767_117426026"/></text:p>
                      <text:list>
                        <text:list-item>
                          <text:p text:style-name="P65"><text:bookmark text:name="docs-internal-guid-0806f577-7fff-c638-6ac3-272ad1476604"/><text:bookmark-start text:name="__RefHeading___Toc3765_117426026"/>Viewing all notes <text:bookmark-end text:name="__RefHeading___Toc3765_117426026"/></text:p>
                          <text:p text:style-name="P104"><text:bookmark text:name="docs-internal-guid-75dbd106-7fff-fbf1-b13a-b7122e0052d4"/><text:span text:style-name="T34"><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76">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65"><text:bookmark-start text:name="__RefHeading___Toc3763_117426026"/>Editing a note<text:bookmark-end text:name="__RefHeading___Toc3763_117426026"/></text:p>
                          <text:p text:style-name="P87"><text:bookmark text:name="docs-internal-guid-4d7fa031-7fff-178f-0b2d-95a20e2d4e87"/>In the note editing page, the user will be able to alter the contents of each note, as long as organize tags, delete or archive it </text:p>
                          <text:p text:style-name="P87"><text:soft-page-break/></text:p>
                          <text:p text:style-name="P101"><text:bookmark text:name="docs-internal-guid-884591ff-7fff-9314-3c88-b38d6b70facf"/><text:span text:style-name="T34"><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65"><text:bookmark-start text:name="__RefHeading___Toc3761_117426026"/>An account page where the user can edit their details<text:bookmark-end text:name="__RefHeading___Toc3761_117426026"/></text:p>
                      <text:p text:style-name="P101"><text:bookmark text:name="docs-internal-guid-e31f6bc3-7fff-8b31-447a-7f8198dca0cd"/><text:span text:style-name="T34"><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87">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65"><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2"/>
      <text:p text:style-name="P8"><text:bookmark text:name="docs-internal-guid-44825099-7fff-0a82-e82a-2af0817e9be9"/><text:span text:style-name="T34"><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34430050109241" text:continue-numbering="true" text:style-name="L1">
        <text:list-item>
          <text:list>
            <text:list-item>
              <text:list>
                <text:list-item>
                  <text:list>
                    <text:list-header>
                      <text:p text:style-name="P88"/>
                      <text:p text:style-name="P89">This wireframe contains reusable components, such as alerts, a searching popup with an ability to search notes, select types and edit them and a navbar, which can be used by the user at any time to navigate through the website.</text:p>
                    </text:list-header>
                    <text:list-item>
                      <text:p text:style-name="P65"><text:bookmark-start text:name="__RefHeading___Toc3757_117426026"/>A note statistics page<text:bookmark-end text:name="__RefHeading___Toc3757_117426026"/></text:p>
                      <text:p text:style-name="P89">The requirement for accountability and statistics can be further expanded into a dashboard, which will contain widgets with statistics and other information. The general look for such a page should be as follows:</text:p>
                      <text:p text:style-name="P102"><text:bookmark text:name="docs-internal-guid-09b3dd7f-7fff-9478-aec6-6358626e5cc8"/><text:soft-page-break/><text:span text:style-name="T34"><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89">The page can be a grid with customizable widgets of various sizes. There are plenty of widget options, but most of them can be simplified to several types:</text:p>
                      <text:list>
                        <text:list-item>
                          <text:p text:style-name="P65"><text:bookmark-start text:name="__RefHeading___Toc3755_117426026"/>Charts<text:bookmark-end text:name="__RefHeading___Toc3755_117426026"/></text:p>
                          <text:p text:style-name="P102"><text:bookmark text:name="docs-internal-guid-d523f966-7fff-2f08-22b7-d924759a6ee4"/><text:span text:style-name="T34"><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89">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65"><text:bookmark-start text:name="__RefHeading___Toc3753_117426026"/><text:soft-page-break/>Numbers<text:bookmark-end text:name="__RefHeading___Toc3753_117426026"/><text:bookmark text:name="docs-internal-guid-9e1197e5-7fff-7391-5ae2-f95d8f77065b"/></text:p>
                          <text:p text:style-name="P114"><text:bookmark text:name="docs-internal-guid-41bbbdef-7fff-c6f1-ade2-550efb95c62d"/><text:span text:style-name="T1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10"><text:s/></text:span></text:p>
                          <text:p text:style-name="P110">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65"><text:bookmark text:name="docs-internal-guid-9e1197e5-7fff-7391-5ae2-f95d8f77065b Copy 1"/><text:bookmark-start text:name="__RefHeading___Toc3751_117426026"/>Progress Bars<text:bookmark-end text:name="__RefHeading___Toc3751_117426026"/></text:p>
                          <text:p text:style-name="P117"><text:bookmark text:name="docs-internal-guid-7b144f37-7fff-c2c6-4b41-2b49cec43779"/><text:span text:style-name="T8"><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8"><text:s/></text:span></text:p>
                          <text:p text:style-name="P89"><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14"><text:bookmark text:name="docs-internal-guid-615a45ae-7fff-9086-2572-6cdfa8fac6bb"/><text:span text:style-name="T12"><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11"><text:s/></text:span></text:p>
                          <text:p text:style-name="P89">This idea may be expanded with the addition of milestones for goals, which may further motivate the user. Additionally, this example maybe used to highlight the ease of adapting these components for different sizes by stacking the milestones vertically:</text:p>
                          <text:p text:style-name="P114"><text:bookmark text:name="docs-internal-guid-90d58863-7fff-c9db-7dd3-a17e48b9dd98 Copy 1"/><text:soft-page-break/><text:span text:style-name="T12"><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12"><text:s/></text:span></text:p>
                          <text:p text:style-name="P91">It is also important to remember that these widgets are drafts/wireframes and will look differently after being implemented in code.</text:p>
                        </text:list-item>
                        <text:list-item>
                          <text:p text:style-name="P65"><text:bookmark-start text:name="__RefHeading___Toc3749_117426026"/>Streaks<text:bookmark-end text:name="__RefHeading___Toc3749_117426026"/></text:p>
                          <text:p text:style-name="P89">The following type can only be used to very specific notes that require daily commitment, allowing the user to visualise their progress in a simple way.</text:p>
                          <text:p text:style-name="P118"><text:bookmark text:name="docs-internal-guid-f8962a62-7fff-1dc1-ece9-46453ee31319"/><text:span text:style-name="T2"><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1"><text:s/></text:span></text:p>
                        </text:list-item>
                        <text:list-item>
                          <text:p text:style-name="P65"><text:bookmark-start text:name="__RefHeading___Toc3747_117426026"/>Mobile design<text:bookmark-end text:name="__RefHeading___Toc3747_117426026"/></text:p>
                          <text:p text:style-name="P90">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90">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19"><text:bookmark text:name="docs-internal-guid-bc999537-7fff-80c2-52d4-747b2e64d763"/><text:soft-page-break/><text:span text:style-name="T2"><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1"><text:s/></text:span></text:p>
                          <text:p text:style-name="P119"><text:bookmark text:name="docs-internal-guid-050689be-7fff-a059-b36f-4c83d2b8c59b"/><text:soft-page-break/><text:span text:style-name="T2"><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1"><text:s/></text:span></text:p>
                          <text:p text:style-name="P90">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19"><text:bookmark text:name="docs-internal-guid-ee6a0b7e-7fff-f214-493f-1d993e055138"/><text:span text:style-name="T2"><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1"><text:s/></text:span></text:p>
                          <text:p text:style-name="P90">Other components such as widgets, editing screens or other pages without moving components or popups can be dynamically resized by the software or rearranged using adjustable grids for various display sizes</text:p>
                          <text:p text:style-name="P119"><text:soft-page-break/><text:span text:style-name="T1">Finally, some components, that were previously used as popups on wider screens, such as search popups or alerts now can take the full width of the device</text:span></text:p>
                          <text:p text:style-name="P119"><text:bookmark text:name="docs-internal-guid-e0863dea-7fff-60d3-1cac-90d3b1da6df1"/><text:span text:style-name="T2"><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1"><text:s/></text:span></text:p>
                        </text:list-item>
                      </text:list>
                    </text:list-item>
                  </text:list>
                </text:list-item>
                <text:list-item>
                  <text:p text:style-name="P65"><text:bookmark-start text:name="__RefHeading___Toc3745_117426026"/>Choosing the color and fonts<text:bookmark-end text:name="__RefHeading___Toc3745_117426026"/></text:p>
                  <text:list>
                    <text:list-item>
                      <text:p text:style-name="P65"><text:bookmark-start text:name="__RefHeading___Toc3743_117426026"/>Core color palette<text:bookmark-end text:name="__RefHeading___Toc3743_117426026"/></text:p>
                    </text:list-item>
                  </text:list>
                  <text:p text:style-name="P120">Foreground, background, primary, and other colors are essential components of any visual design, serving crucial roles in creating a functional, visually appealing, and accessible user experience.</text:p>
                  <text:p text:style-name="P120">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20">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7">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76"><text:span text:style-name="Strong_20_Emphasis"><text:span text:style-name="T37">Contrast:</text:span></text:span><text:span text:style-name="T37"> The color choices </text:span><text:span text:style-name="T39">ensure</text:span><text:span text:style-name="T37"> contrast between foreground and background elements </text:span><text:span text:style-name="T39">for</text:span><text:span text:style-name="T37"> readability and accessibility </text:span><text:span text:style-name="T39">by</text:span><text:span text:style-name="T37"> all users.</text:span></text:p>
        </text:list-item>
        <text:list-item>
          <text:p text:style-name="P176"><text:span text:style-name="Strong_20_Emphasis"><text:span text:style-name="T37">Accessibility:</text:span></text:span><text:span text:style-name="T37"> The color palette adheres to accessibility guidelines, aiming to meet WCAG contrast ratios to ensure sufficient color differentiation for users with visual impairments. </text:span></text:p>
        </text:list-item>
        <text:list-item>
          <text:p text:style-name="P176"><text:span text:style-name="Strong_20_Emphasis"><text:span text:style-name="T37">Aesthetics:</text:span></text:span><text:span text:style-name="T37"> The colors were selected to create a visually appealing and cohesive aesthetic. </text:span><text:span text:style-name="T39">The colors allow for a clean and relaxed look, without any attention-grabbing hues that would interfere with user’</text:span><text:span text:style-name="T40">s focus.</text:span></text:p>
        </text:list-item>
        <text:list-item>
          <text:p text:style-name="P177"><text:span text:style-name="Strong_20_Emphasis"><text:span text:style-name="T37">User Experience:</text:span></text:span><text:span text:style-name="T37"> The inclusion of a dark mode option provides users with greater flexibility to customize the interface to their preferences </text:span><text:span text:style-name="T40">or in dark environments, which would </text:span><text:span text:style-name="T37">improve their overall experience.</text:span></text:p>
        </text:list-item>
      </text:list>
      <text:p text:style-name="P38">The following colors will be provided using the HSL color model (Hue, Saturation, Lightness), which would allow me to intuitively tweak the color palette, ensuring harmony and flexubility during the design process.</text:p>
      <text:p text:style-name="P49"><text:span text:style-name="Strong_20_Emphasis"><text:span text:style-name="T37">Background:</text:span></text:span><text:span text:style-name="T37"> </text:span></text:p>
      <text:list text:style-name="L28">
        <text:list-item>
          <text:p text:style-name="P179"><text:span text:style-name="T37">Light Mode: </text:span><text:span text:style-name="Source_20_Text"><text:span text:style-name="T37">0 0% 100%</text:span></text:span><text:span text:style-name="T37"> (white) </text:span></text:p>
        </text:list-item>
        <text:list-item>
          <text:p text:style-name="P179"><text:span text:style-name="T37">Dark Mode: </text:span><text:span text:style-name="Source_20_Text"><text:span text:style-name="T37">222.2 84% 4.9%</text:span></text:span><text:span text:style-name="T37"> (dark gray) </text:span></text:p>
        </text:list-item>
      </text:list>
      <text:p text:style-name="P49"><text:span text:style-name="Strong_20_Emphasis"><text:span text:style-name="T37">Foreground:</text:span></text:span><text:span text:style-name="T37"> </text:span></text:p>
      <text:list text:continue-numbering="true" text:style-name="L28">
        <text:list-item>
          <text:p text:style-name="P179"><text:span text:style-name="T37">Light Mode: </text:span><text:span text:style-name="Source_20_Text"><text:span text:style-name="T37">222.2 84% 4.9%</text:span></text:span><text:span text:style-name="T37"> (dark gray) </text:span></text:p>
        </text:list-item>
        <text:list-item>
          <text:p text:style-name="P179"><text:span text:style-name="T37">Dark Mode: </text:span><text:span text:style-name="Source_20_Text"><text:span text:style-name="T37">210 40% 98%</text:span></text:span><text:span text:style-name="T37"> (light gray) </text:span></text:p>
        </text:list-item>
      </text:list>
      <text:p text:style-name="P49"><text:span text:style-name="Strong_20_Emphasis"><text:span text:style-name="T37">Primary:</text:span></text:span><text:span text:style-name="T37"> </text:span><text:span text:style-name="Source_20_Text"><text:span text:style-name="T37">222.2 47.4% 11.2%</text:span></text:span><text:span text:style-name="T37"> (a dark blue/purple hue) </text:span></text:p>
      <text:p text:style-name="P49"><text:span text:style-name="Strong_20_Emphasis"><text:span text:style-name="T37">Secondary:</text:span></text:span><text:span text:style-name="T37"> </text:span></text:p>
      <text:list text:continue-numbering="true" text:style-name="L28">
        <text:list-item>
          <text:p text:style-name="P179"><text:span text:style-name="T37">Light Mode: </text:span><text:span text:style-name="Source_20_Text"><text:span text:style-name="T37">210 40% 96.1%</text:span></text:span><text:span text:style-name="T37"> (light gray) </text:span></text:p>
        </text:list-item>
        <text:list-item>
          <text:p text:style-name="P179"><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Muted:</text:span></text:span><text:span text:style-name="T37"> </text:span></text:p>
      <text:list text:continue-numbering="true" text:style-name="L28">
        <text:list-item>
          <text:p text:style-name="P179"><text:span text:style-name="T37">Light Mode: </text:span><text:span text:style-name="Source_20_Text"><text:span text:style-name="T37">210 40% 96.1%</text:span></text:span><text:span text:style-name="T37"> (light gray) </text:span></text:p>
        </text:list-item>
        <text:list-item>
          <text:p text:style-name="P179"><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Accent:</text:span></text:span><text:span text:style-name="T37"> </text:span></text:p>
      <text:list text:continue-numbering="true" text:style-name="L28">
        <text:list-item>
          <text:p text:style-name="P179"><text:span text:style-name="T37">Light Mode: </text:span><text:span text:style-name="Source_20_Text"><text:span text:style-name="T37">210 40% 96.1%</text:span></text:span><text:span text:style-name="T37"> (light gray) </text:span></text:p>
        </text:list-item>
        <text:list-item>
          <text:p text:style-name="P179"><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Destructive:</text:span></text:span><text:span text:style-name="T37"> </text:span><text:span text:style-name="T40">(warning)</text:span></text:p>
      <text:list text:continue-numbering="true" text:style-name="L28">
        <text:list-item>
          <text:p text:style-name="P179"><text:span text:style-name="T37">Light Mode: </text:span><text:span text:style-name="Source_20_Text"><text:span text:style-name="T37">0 84.2% 60.2%</text:span></text:span><text:span text:style-name="T37"> (red) </text:span></text:p>
        </text:list-item>
        <text:list-item>
          <text:p text:style-name="P178"><text:span text:style-name="T37">Dark Mode: </text:span><text:span text:style-name="Source_20_Text"><text:span text:style-name="T37">0 62.8% 50.6%</text:span></text:span><text:span text:style-name="T37"> (red) </text:span></text:p>
        </text:list-item>
      </text:list>
      <text:p text:style-name="Text_20_body"><text:span text:style-name="Strong_20_Emphasis"><text:span text:style-name="T37"/></text:span></text:p>
      <text:p text:style-name="Text_20_body"><text:span text:style-name="Strong_20_Emphasis"><text:span text:style-name="T37"/></text:span></text:p>
      <text:list xml:id="list134429550289024" text:continue-list="list134430050109241" text:style-name="L1">
        <text:list-item>
          <text:list>
            <text:list-item>
              <text:list>
                <text:list-item>
                  <text:list>
                    <text:list-item>
                      <text:p text:style-name="P65"><text:bookmark-start text:name="__RefHeading___Toc3741_117426026"/><text:soft-page-break/>Typeface: <text:span text:style-name="T58">Open Sans</text:span><text:bookmark-end text:name="__RefHeading___Toc3741_117426026"/></text:p>
                      <text:list>
                        <text:list-item>
                          <text:p text:style-name="P65"><text:bookmark-start text:name="__RefHeading___Toc3739_117426026"/>Intro<text:span text:style-name="T58">d</text:span>uction<text:bookmark-end text:name="__RefHeading___Toc3739_117426026"/></text:p>
                        </text:list-item>
                      </text:list>
                    </text:list-item>
                  </text:list>
                </text:list-item>
              </text:list>
            </text:list-item>
          </text:list>
        </text:list-item>
      </text:list>
      <text:p text:style-name="P39">Sans-serif fonts, <text:span text:style-name="T58">which is the category that Open Sans is part of, is</text:span> characterized by their clean lines and lack of decorative flourishes (serifs), are commonly used <text:span text:style-name="T57">in web development </text:span>for several key reasons:</text:p>
      <text:list text:style-name="L29">
        <text:list-header>
          <text:p text:style-name="P115"><text:span text:style-name="T54">To begin with, sans</text:span><text:span text:style-name="T55"> fonts easier to read quickly </text:span><text:span text:style-name="T54">due to their simplicity</text:span><text:span text:style-name="T55"> and reduces eye strain, crucial for comfortable digital experiences. </text:span><text:span text:style-name="T54">Simplicity is</text:span><text:span text:style-name="T55"> often associated with technology, innovation, and minimalist design, </text:span><text:span text:style-name="T54">which would align well with the preferences of the target user base (students and professionals that may not have time to decypher a complex font). Finally, these fonts</text:span><text:span text:style-name="T55"> can be used effectively for headlines, body text, and interface elements, <text:s/></text:span><text:span text:style-name="T54">ensuring consistency throughout the design while adhering to modern web accessibility standards.</text:span></text:p>
        </text:list-header>
      </text:list>
      <text:list xml:id="list134430522412170" text:continue-list="list134429550289024" text:style-name="L1">
        <text:list-item>
          <text:list>
            <text:list-item>
              <text:list>
                <text:list-item>
                  <text:list>
                    <text:list-item>
                      <text:list>
                        <text:list-item>
                          <text:p text:style-name="P65"><text:bookmark-start text:name="__RefHeading___Toc3737_117426026"/>Character set support<text:bookmark-end text:name="__RefHeading___Toc3737_117426026"/></text:p>
                          <text:p text:style-name="P121"><text:span text:style-name="T58">F</text:span>ont's character set support <text:span text:style-name="T58">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22">Support for all Latin characters, including accented characters and diacritics</text:p>
                </text:list-item>
                <text:list-item>
                  <text:p text:style-name="P122">Support for common special characters such as punctuation, symbols, and mathematical symbols.</text:p>
                </text:list-item>
                <text:list-item>
                  <text:p text:style-name="P116"><text:span text:style-name="T52">Comprehensive Unicode support to ensure accurate rendering across different platforms and operating systems </text:span><text:span text:style-name="T53">and allowing users to write non-latin characters</text:span><text:span text:style-name="T52">.</text:span></text:p>
                </text:list-item>
              </text:list>
            </text:list-item>
          </text:list>
        </text:list-item>
      </text:list>
      <text:p text:style-name="P47"><text:span text:style-name="T52">L</text:span><text:span text:style-name="T53">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34430522412170" text:style-name="L1">
        <text:list-item>
          <text:list>
            <text:list-item>
              <text:list>
                <text:list-item>
                  <text:list>
                    <text:list-item>
                      <text:list>
                        <text:list-item>
                          <text:p text:style-name="P65"><text:bookmark-start text:name="__RefHeading___Toc3735_117426026"/>Licensing<text:bookmark-end text:name="__RefHeading___Toc3735_117426026"/></text:p>
                          <text:p text:style-name="P123">Open Sans is an open-source font, licensed under the OFL (Open Font License), so I can use use it for free for both personal and commercial projects, completely eliminating any licensing costs.</text:p>
                        </text:list-item>
                        <text:list-item>
                          <text:p text:style-name="P65"><text:bookmark-start text:name="__RefHeading___Toc3733_117426026"/>Perfo<text:span text:style-name="T63">r</text:span>mance<text:bookmark-end text:name="__RefHeading___Toc3733_117426026"/></text:p>
                          <text:p text:style-name="P124">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66"><text:bookmark-start text:name="__RefHeading___Toc5720_2740364088"/>A<text:bookmark-end text:name="__RefHeading___Toc5720_2740364088"/></text:p>
                        </text:list-item>
                      </text:list>
                    </text:list-item>
                  </text:list>
                </text:list-item>
              </text:list>
            </text:list-item>
          </text:list>
        </text:list-item>
        <text:list-item>
          <text:p text:style-name="P66"><text:bookmark-start text:name="__RefHeading___Toc5718_2740364088"/>Technical solution<text:bookmark-end text:name="__RefHeading___Toc5718_2740364088"/></text:p>
          <text:list>
            <text:list-item>
              <text:p text:style-name="P67">Backend</text:p>
              <text:list>
                <text:list-item>
                  <text:p text:style-name="P67">Setup</text:p>
                </text:list-item>
                <text:list-item>
                  <text:p text:style-name="P67">app.py</text:p>
                </text:list-item>
              </text:list>
            </text:list-item>
          </text:list>
          <text:p text:style-name="P68"><text:span text:style-name="T77"/></text:p>
          <text:p text:style-name="P69"><text:span text:style-name="T78">backend/app.py: This file is the main entry point for the backend application, built using the Flask framework in Python. It sets up the core application instance, configures middleware, initializes database connections, loads models, and defines the application's routes. </text:span><text:span text:style-name="T77">The file starts by importing necessary modules and classes.</text:span></text:p>
        </text:list-item>
      </text:list>
      <text:p text:style-name="P59"><text:span text:style-name="T73"/></text:p>
      <text:p text:style-name="P61">         </text:p>
      <text:p text:style-name="P55">app = Flask(__name__)</text:p>
      <text:p text:style-name="P56">app.config.from_object(Config)</text:p>
      <text:p text:style-name="P60">    </text:p>
      <text:p text:style-name="P58">This creates the Flask application instance and loads configuration settings from the `Config` class.</text:p>
      <text:p text:style-name="P59"/>
      <text:p text:style-name="P53"><text:span text:style-name="T73">CORS(app, </text:span><text:span text:style-name="T75">resources</text:span><text:span text:style-name="T73">={</text:span><text:span text:style-name="T75">r</text:span><text:span text:style-name="T73">"/api/*": {"origins": ["http://localhost:5173"]}} , </text:span><text:span text:style-name="T75">supports_credentials</text:span><text:span text:style-name="T73">=True)</text:span></text:p>
      <text:p text:style-name="P60"><text:span text:style-name="T73"/></text:p>
      <text:p text:style-name="P58">This configures CORS to allow requests from `http://localhost:5173`, which is the default port for the React frontend during development. The `supports_credentials=True` allows sending cookies and authorization headers.</text:p>
      <text:p text:style-name="P59"/>
      <text:p text:style-name="P56">jwt = JWTManager(app)</text:p>
      <text:p text:style-name="P53">              </text:p>
      <text:p text:style-name="P53"><text:s/><text:span text:style-name="T73">conn = psycopg2.connect(</text:span></text:p>
      <text:p text:style-name="P53">                    <text:span text:style-name="T75">host</text:span><text:span text:style-name="T73">=Config.host,</text:span></text:p>
      <text:p text:style-name="P53">                    <text:span text:style-name="T75">database</text:span><text:span text:style-name="T73">=Config.database,</text:span></text:p>
      <text:p text:style-name="P53">                    <text:span text:style-name="T75">user</text:span><text:span text:style-name="T73">=Config.user,</text:span></text:p>
      <text:p text:style-name="P53">                    <text:span text:style-name="T75">password</text:span><text:span text:style-name="T73">=Config.password,</text:span></text:p>
      <text:p text:style-name="P53">                    <text:span text:style-name="T75">port</text:span><text:span text:style-name="T73">=Config.port</text:span></text:p>
      <text:p text:style-name="P53">                <text:span text:style-name="T73">)</text:span></text:p>
      <text:p text:style-name="P60"><text:span text:style-name="T73"/></text:p>
      <text:p text:style-name="P61"><text:span text:style-name="T79">This initializes the JWT manager for handling authenticatio</text:span><text:span text:style-name="T80">n and</text:span><text:span text:style-name="T79"> establishes a connection to the PostgreSQL database using credentials from the </text:span><text:span text:style-name="T80">configuration file</text:span></text:p>
      <text:p text:style-name="P59"><text:span text:style-name="T73"/></text:p>
      <text:p text:style-name="P61">               </text:p>
      <text:p text:style-name="P61"><text:soft-page-break/><text:span text:style-name="T73">model = load_or_train_model()</text:span></text:p>
      <text:p text:style-name="P62">tokenization_manager = TokenizationTaskManager(Config,model)</text:p>
      <text:p text:style-name="P62">recents_manager = RecentNotesManager()</text:p>
      <text:p text:style-name="P60"><text:span text:style-name="T73"/></text:p>
      <text:p text:style-name="P57"><text:span text:style-name="T59">This section loads </text:span><text:span text:style-name="T62">the vectorization </text:span><text:span text:style-name="T59">model and initializes the `TokenizationTaskManager` and `RecentNotesManager`.</text:span></text:p>
      <text:p text:style-name="P59"><text:span text:style-name="T73"/></text:p>
      <text:p text:style-name="P56">notes = NoteApi(app, conn, tokenization_manager, recents_manager)</text:p>
      <text:p text:style-name="P56">tasks = TaskApi(app, conn, tokenization_manager, recents_manager)</text:p>
      <text:p text:style-name="P56">habits = HabitApi(app, conn, tokenization_manager, recents_manager)</text:p>
      <text:p text:style-name="P56">goals = GoalApi(app,  conn, tokenization_manager, recents_manager)</text:p>
      <text:p text:style-name="P54"/>
      <text:p text:style-name="P56">tag_routes(app, conn, tokenization_manager)</text:p>
      <text:p text:style-name="P56">user_routes(app, conn)</text:p>
      <text:p text:style-name="P56">archive_routes(app, conn, tokenization_manager)</text:p>
      <text:p text:style-name="P56">universal_routes(app, conn, model, recents_manager)</text:p>
      <text:p text:style-name="P60"><text:span text:style-name="T73"/></text:p>
      <text:p text:style-name="P57"><text:span text:style-name="T59">API endpoints for different resources (notes, tasks, habits, goals, tags, users, archive, and universal routes) </text:span><text:span text:style-name="T62">are initialised</text:span><text:span text:style-name="T59">. It passes the Flask app instance, the database connection, and other managers to the route handlers.</text:span></text:p>
      <text:p text:style-name="P59"><text:span text:style-name="T73"/></text:p>
      <text:p text:style-name="P53"><text:span text:style-name="T73">@app.errorhandler(</text:span><text:span text:style-name="T75">Exception</text:span><text:span text:style-name="T73">)</text:span></text:p>
      <text:p text:style-name="P53"><text:span text:style-name="T75">def</text:span><text:span text:style-name="T73"> handle_exception(</text:span><text:span text:style-name="T75">error</text:span><text:span text:style-name="T73">):</text:span></text:p>
      <text:p text:style-name="P53">        <text:span text:style-name="T73">return jsonify({'message': 'An error occurred', 'details': </text:span><text:span text:style-name="T75">str</text:span><text:span text:style-name="T73">(error)}), 500</text:span></text:p>
      <text:p text:style-name="P52"/>
      <text:p text:style-name="P56">@app.errorhandler(429)</text:p>
      <text:p text:style-name="P53"><text:span text:style-name="T75">def</text:span><text:span text:style-name="T73"> ratelimit_handler(</text:span><text:span text:style-name="T75">e</text:span><text:span text:style-name="T73">):</text:span></text:p>
      <text:p text:style-name="P53">         <text:span text:style-name="T73">return jsonify({'message': 'An error occurred', 'details' : "Rate limit exceeded"}), 429</text:span></text:p>
      <text:p text:style-name="P60"><text:span text:style-name="T73"/></text:p>
      <text:p text:style-name="P57"><text:s/><text:span text:style-name="T59">These define global error handlers for catching exceptions and rate limit errors, providing consistent JSON error responses.</text:span></text:p>
      <text:p text:style-name="P59"/>
      <text:p text:style-name="P60"><text:span text:style-name="T73"/></text:p>
      <text:p text:style-name="P56">if __name__ == '__main__':</text:p>
      <text:p text:style-name="P53">          <text:span text:style-name="T73">app.run(</text:span><text:span text:style-name="T75">debug</text:span><text:span text:style-name="T73">=True, </text:span><text:span text:style-name="T75">port</text:span><text:span text:style-name="T73">=5000)</text:span></text:p>
      <text:p text:style-name="P60"><text:span text:style-name="T74"/></text:p>
      <text:p text:style-name="P60"><text:span text:style-name="T79">This starts the Flask development server when the script is executed directly. The `debug=True` option enables debugging features, and the </text:span><text:span text:style-name="T80">development</text:span><text:span text:style-name="T79"> server runs on port 5000.</text:span></text:p>
      <text:list text:continue-numbering="true" text:style-name="L1">
        <text:list-item>
          <text:list>
            <text:list-item>
              <text:list>
                <text:list-item>
                  <text:p text:style-name="P180"/>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1-06T13:44:27.847000000</dc:date>
    <meta:editing-duration>PT2H35M31S</meta:editing-duration>
    <meta:editing-cycles>22</meta:editing-cycles>
    <meta:generator>LibreOffice/24.2.5.2$Windows_X86_64 LibreOffice_project/bffef4ea93e59bebbeaf7f431bb02b1a39ee8a59</meta:generator>
    <meta:document-statistic meta:table-count="0" meta:image-count="27" meta:object-count="4" meta:page-count="50" meta:paragraph-count="612" meta:word-count="9635" meta:character-count="60566" meta:non-whitespace-character-count="5135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